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3.66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7.825cm"/>
    </style:style>
    <style:style style:name="co9" style:family="table-column">
      <style:table-column-properties fo:break-before="auto" style:column-width="1.577cm"/>
    </style:style>
    <style:style style:name="co10" style:family="table-column">
      <style:table-column-properties fo:break-before="auto" style:column-width="3.979cm"/>
    </style:style>
    <style:style style:name="co11" style:family="table-column">
      <style:table-column-properties fo:break-before="auto" style:column-width="3.819cm"/>
    </style:style>
    <style:style style:name="co12" style:family="table-column">
      <style:table-column-properties fo:break-before="auto" style:column-width="2.794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2.755cm"/>
    </style:style>
    <style:style style:name="co15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15"/>
    <style:style style:name="ce44" style:family="table-cell" style:parent-style-name="Default" style:data-style-name="N115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 style:data-style-name="N4">
      <style:text-properties fo:font-weight="bold" style:font-weight-asian="bold" style:font-weight-complex="bold"/>
    </style:style>
    <style:style style:name="ce5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ext-properties fo:color="#c9211e"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étail Tô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4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1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3" table:formula="of:=[.E2]*[.F2]" office:value-type="currency" office:currency="EUR" office:value="200" calcext:value-type="currency">
            <text:p>200,00 €</text:p>
          </table:table-cell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7" calcext:value-type="float">
            <text:p>7</text:p>
          </table:table-cell>
          <table:table-cell table:style-name="ce44" office:value-type="currency" office:currency="EUR" office:value="30" calcext:value-type="currency">
            <text:p>30,00 €</text:p>
          </table:table-cell>
          <table:table-cell table:style-name="ce44" table:formula="of:=[.E3]*[.F3]" office:value-type="currency" office:currency="EUR" office:value="210" calcext:value-type="currency">
            <text:p>210,00 €</text:p>
          </table:table-cell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 de débit CUISIN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2" table:default-cell-style-name="ce58"/>
        <table:table-column table:style-name="co1" table:number-columns-repeated="4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eub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24"/>
        </table:table-row>
        <table:table-row table:style-name="ro1">
          <table:table-cell table:style-name="ce42" office:value-type="string" calcext:value-type="string">
            <text:p>CUISIN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Surface brut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1">
          <table:table-cell table:style-name="ce4" office:value-type="string" calcext:value-type="string">
            <text:p>Massif</text:p>
          </table:table-cell>
          <table:table-cell table:number-columns-repeated="6"/>
          <table:table-cell table:style-name="ce52"/>
          <table:table-cell table:style-name="ce42"/>
          <table:table-cell table:number-columns-repeated="24"/>
        </table:table-row>
        <table:table-row table:style-name="ro1">
          <table:table-cell office:value-type="string" calcext:value-type="string">
            <text:p>Plan de travail</text:p>
          </table:table-cell>
          <table:table-cell office:value-type="string" calcext:value-type="string">
            <text:p>PT_Sud</text:p>
          </table:table-cell>
          <table:table-cell office:value-type="string" calcext:value-type="string">
            <text:p>Plan de travail Sud</text:p>
          </table:table-cell>
          <table:table-cell office:value-type="float" office:value="1" calcext:value-type="float">
            <text:p>1</text:p>
          </table:table-cell>
          <table:table-cell office:value-type="float" office:value="2820" calcext:value-type="float">
            <text:p>2820</text:p>
          </table:table-cell>
          <table:table-cell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style-name="ce42" table:formula="of:=[.E5]+50" office:value-type="float" office:value="2870" calcext:value-type="float">
            <text:p>2870</text:p>
          </table:table-cell>
          <table:table-cell table:style-name="ce42" table:formula="of:=[.F5]+10" office:value-type="float" office:value="692" calcext:value-type="float">
            <text:p>6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5]*[.I5]/1000000*[.D5]" office:value-type="float" office:value="1.98604" calcext:value-type="float">
            <text:p>1,98604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T_Ouest</text:p>
          </table:table-cell>
          <table:table-cell office:value-type="string" calcext:value-type="string">
            <text:p>Plan de travail Ouest</text:p>
          </table:table-cell>
          <table:table-cell office:value-type="float" office:value="1" calcext:value-type="float">
            <text:p>1</text:p>
          </table:table-cell>
          <table:table-cell office:value-type="float" office:value="3166" calcext:value-type="float">
            <text:p>3166</text:p>
          </table:table-cell>
          <table:table-cell office:value-type="float" office:value="706" calcext:value-type="float">
            <text:p>706</text:p>
          </table:table-cell>
          <table:table-cell office:value-type="float" office:value="28" calcext:value-type="float">
            <text:p>28</text:p>
          </table:table-cell>
          <table:table-cell table:style-name="ce42" table:formula="of:=[.E6]+50" office:value-type="float" office:value="3216" calcext:value-type="float">
            <text:p>3216</text:p>
          </table:table-cell>
          <table:table-cell table:style-name="ce42" table:formula="of:=[.F6]+10" office:value-type="float" office:value="716" calcext:value-type="float">
            <text:p>7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6]*[.I6]/1000000*[.D6]" office:value-type="float" office:value="2.302656" calcext:value-type="float">
            <text:p>2,302656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T_Nord</text:p>
          </table:table-cell>
          <table:table-cell office:value-type="string" calcext:value-type="string">
            <text:p>Plan de Travail Nord</text:p>
          </table:table-cell>
          <table:table-cell office:value-type="float" office:value="1" calcext:value-type="float">
            <text:p>1</text:p>
          </table:table-cell>
          <table:table-cell office:value-type="float" office:value="2195" calcext:value-type="float">
            <text:p>2195</text:p>
          </table:table-cell>
          <table:table-cell office:value-type="float" office:value="631" calcext:value-type="float">
            <text:p>631</text:p>
          </table:table-cell>
          <table:table-cell office:value-type="float" office:value="28" calcext:value-type="float">
            <text:p>28</text:p>
          </table:table-cell>
          <table:table-cell table:style-name="ce42" table:formula="of:=[.E7]+50" office:value-type="float" office:value="2245" calcext:value-type="float">
            <text:p>2245</text:p>
          </table:table-cell>
          <table:table-cell table:style-name="ce42" table:formula="of:=[.F7]+10" office:value-type="float" office:value="641" calcext:value-type="float">
            <text:p>6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7]*[.I7]/1000000*[.D7]" office:value-type="float" office:value="1.439045" calcext:value-type="float">
            <text:p>1,43904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8]*[.I8]/1000000*[.D8]" office:value-type="float" office:value="0" calcext:value-type="float">
            <text:p>0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Bar</text:p>
          </table:table-cell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ce42" table:formula="of:=[.E9]+50" office:value-type="float" office:value="2210" calcext:value-type="float">
            <text:p>2210</text:p>
          </table:table-cell>
          <table:table-cell table:style-name="ce42" table:formula="of:=[.F9]+10" office:value-type="float" office:value="410" calcext:value-type="float">
            <text:p>4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 ou Chêne</text:p>
          </table:table-cell>
          <table:table-cell table:formula="of:=[.H9]*[.I9]/1000000*[.D9]" office:value-type="float" office:value="0.9061" calcext:value-type="float">
            <text:p>0,9061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10]*[.I10]/1000000*[.D10]" office:value-type="float" office:value="0" calcext:value-type="float">
            <text:p>0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Etagères Nord Ouest</text:p>
          </table:table-cell>
          <table:table-cell office:value-type="string" calcext:value-type="string">
            <text:p>Et₁</text:p>
          </table:table-cell>
          <table:table-cell office:value-type="string" calcext:value-type="string">
            <text:p>Etagère NO niveau 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style-name="ce42" table:formula="of:=[.E11]+50" office:value-type="float" office:value="450" calcext:value-type="float">
            <text:p>450</text:p>
          </table:table-cell>
          <table:table-cell table:style-name="ce42" table:formula="of:=[.F11]+10"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 ou Chêne</text:p>
          </table:table-cell>
          <table:table-cell table:formula="of:=[.H11]*[.I11]/1000000*[.D11]" office:value-type="float" office:value="0.1395" calcext:value-type="float">
            <text:p>0,139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Et₂</text:p>
          </table:table-cell>
          <table:table-cell office:value-type="string" calcext:value-type="string">
            <text:p>Etagère NO niveau 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style-name="ce42" table:formula="of:=[.E12]+50" office:value-type="float" office:value="450" calcext:value-type="float">
            <text:p>450</text:p>
          </table:table-cell>
          <table:table-cell table:style-name="ce42" table:formula="of:=[.F12]+10"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 ou Chêne</text:p>
          </table:table-cell>
          <table:table-cell table:formula="of:=[.H12]*[.I12]/1000000*[.D12]" office:value-type="float" office:value="0.1395" calcext:value-type="float">
            <text:p>0,139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Et₃</text:p>
          </table:table-cell>
          <table:table-cell office:value-type="string" calcext:value-type="string">
            <text:p>Etagère NO niveau 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style-name="ce42" table:formula="of:=[.E13]+50" office:value-type="float" office:value="450" calcext:value-type="float">
            <text:p>450</text:p>
          </table:table-cell>
          <table:table-cell table:style-name="ce42" table:formula="of:=[.F13]+10"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 ou Chêne</text:p>
          </table:table-cell>
          <table:table-cell table:formula="of:=[.H13]*[.I13]/1000000*[.D13]" office:value-type="float" office:value="0.1395" calcext:value-type="float">
            <text:p>0,1395</text:p>
          </table:table-cell>
          <table:table-cell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Et₄</text:p>
          </table:table-cell>
          <table:table-cell office:value-type="string" calcext:value-type="string">
            <text:p>Etagère NO niveau 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style-name="ce42" table:formula="of:=[.E14]+50" office:value-type="float" office:value="450" calcext:value-type="float">
            <text:p>450</text:p>
          </table:table-cell>
          <table:table-cell table:style-name="ce42" table:formula="of:=[.F14]+10"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 ou Chêne</text:p>
          </table:table-cell>
          <table:table-cell table:formula="of:=[.H14]*[.I14]/1000000*[.D14]" office:value-type="float" office:value="0.1395" calcext:value-type="float">
            <text:p>0,1395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15]*[.I15]/1000000*[.D15]" office:value-type="float" office:value="0" calcext:value-type="float">
            <text:p>0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linthes</text:p>
          </table:table-cell>
          <table:table-cell office:value-type="string" calcext:value-type="string">
            <text:p>Plt_Nord</text:p>
          </table:table-cell>
          <table:table-cell office:value-type="string" calcext:value-type="string">
            <text:p>Plinthe Nord</text:p>
          </table:table-cell>
          <table:table-cell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16]+50" office:value-type="float" office:value="1575" calcext:value-type="float">
            <text:p>1575</text:p>
          </table:table-cell>
          <table:table-cell table:style-name="ce42" table:formula="of:=[.F16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16]*[.I16]/1000000*[.D16]" office:value-type="float" office:value="0.14175" calcext:value-type="float">
            <text:p>0,1417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t_Ouest</text:p>
          </table:table-cell>
          <table:table-cell office:value-type="string" calcext:value-type="string">
            <text:p>Plinthe Ouest</text:p>
          </table:table-cell>
          <table:table-cell office:value-type="float" office:value="1" calcext:value-type="float">
            <text:p>1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17]+50" office:value-type="float" office:value="1985" calcext:value-type="float">
            <text:p>1985</text:p>
          </table:table-cell>
          <table:table-cell table:style-name="ce42" table:formula="of:=[.F1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17]*[.I17]/1000000*[.D17]" office:value-type="float" office:value="0.17865" calcext:value-type="float">
            <text:p>0,17865</text:p>
          </table:table-cell>
          <table:table-cell/>
          <table:table-cell table:style-name="ce42"/>
          <table:table-cell table:style-name="ce56"/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t_Sud_N</text:p>
          </table:table-cell>
          <table:table-cell office:value-type="string" calcext:value-type="string">
            <text:p>Plinthe Sud – Partie Nord</text:p>
          </table:table-cell>
          <table:table-cell office:value-type="float" office:value="1" calcext:value-type="float">
            <text:p>1</text:p>
          </table:table-cell>
          <table:table-cell office:value-type="float" office:value="1510" calcext:value-type="float">
            <office:annotation draw:style-name="gr1" svg:width="2.899cm" svg:height="1.799cm" svg:x="20.627cm" svg:y="6.176cm" draw:caption-point-x="-0.61cm" draw:caption-point-y="1.51cm">
              <dc:creator>Auteur inconnu</dc:creator>
              <dc:date>2024-08-08T00:00:00</dc:date>
              <text:p>1490 suffisent peut-être</text:p>
            </office:annotation>
            <text:p>15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18]+50" office:value-type="float" office:value="1560" calcext:value-type="float">
            <text:p>1560</text:p>
          </table:table-cell>
          <table:table-cell table:style-name="ce42" table:formula="of:=[.F1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18]*[.I18]/1000000*[.D18]" office:value-type="float" office:value="0.1404" calcext:value-type="float">
            <text:p>0,1404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t_Sud_W</text:p>
          </table:table-cell>
          <table:table-cell office:value-type="string" calcext:value-type="string">
            <text:p>Plinthe Sud – Partie Ouest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19]+50" office:value-type="float" office:value="690" calcext:value-type="float">
            <text:p>690</text:p>
          </table:table-cell>
          <table:table-cell table:style-name="ce42" table:formula="of:=[.F1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19]*[.I19]/1000000*[.D19]" office:value-type="float" office:value="0.0621" calcext:value-type="float">
            <text:p>0,0621</text:p>
          </table:table-cell>
          <table:table-cell/>
          <table:table-cell table:style-name="ce42"/>
          <table:table-cell table:style-name="ce5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Plt_Sud_S</text:p>
          </table:table-cell>
          <table:table-cell office:value-type="string" calcext:value-type="string">
            <text:p>Plinthe Sud – Partie Sud</text:p>
          </table:table-cell>
          <table:table-cell office:value-type="float" office:value="1" calcext:value-type="float">
            <text:p>1</text:p>
          </table:table-cell>
          <table:table-cell office:value-type="float" office:value="2180" calcext:value-type="float">
            <office:annotation draw:style-name="gr1" svg:width="2.899cm" svg:height="1.799cm" svg:x="20.627cm" svg:y="7.08cm" draw:caption-point-x="-0.61cm" draw:caption-point-y="1.51cm">
              <dc:creator>Auteur inconnu</dc:creator>
              <dc:date>2024-08-08T00:00:00</dc:date>
              <text:p>2160 suffisent peut-être</text:p>
            </office:annotation>
            <text:p>218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20]+50" office:value-type="float" office:value="2230" calcext:value-type="float">
            <text:p>2230</text:p>
          </table:table-cell>
          <table:table-cell table:style-name="ce42" table:formula="of:=[.F2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20]*[.I20]/1000000*[.D20]" office:value-type="float" office:value="0.2007" calcext:value-type="float">
            <text:p>0,2007</text:p>
          </table:table-cell>
          <table:table-cell table:number-columns-repeated="2"/>
          <table:table-cell table:style-name="ce56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21]*[.I21]/1000000*[.D21]" office:value-type="float" office:value="0" calcext:value-type="float">
            <text:p>0</text:p>
          </table:table-cell>
          <table:table-cell/>
          <table:table-cell table:style-name="ce42"/>
          <table:table-cell table:number-columns-repeated="19"/>
        </table:table-row>
        <table:table-row table:style-name="ro1">
          <table:table-cell office:value-type="string" calcext:value-type="string">
            <text:p>Entourage Frigo</text:p>
          </table:table-cell>
          <table:table-cell table:number-columns-repeated="6"/>
          <table:table-cell table:style-name="ce42" table:number-columns-repeated="2"/>
          <table:table-cell table:number-columns-repeated="2"/>
          <table:table-cell table:formula="of:=[.H22]*[.I22]/1000000*[.D22]" office:value-type="float" office:value="0" calcext:value-type="float">
            <text:p>0</text:p>
          </table:table-cell>
          <table:table-cell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o_Fri_Est_N</text:p>
          </table:table-cell>
          <table:table-cell office:value-type="string" calcext:value-type="string">
            <text:p>Poteau Frigo Est – Nord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2" table:formula="of:=[.E23]+50" office:value-type="float" office:value="2450" calcext:value-type="float">
            <text:p>2450</text:p>
          </table:table-cell>
          <table:table-cell table:style-name="ce42" table:formula="of:=[.F23]+10"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23]*[.I23]/1000000*[.D23]" office:value-type="float" office:value="0.2695" calcext:value-type="float">
            <text:p>0,2695</text:p>
          </table:table-cell>
          <table:table-cell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o_Fri_Est_S</text:p>
          </table:table-cell>
          <table:table-cell office:value-type="string" calcext:value-type="string">
            <text:p>Poteau Frigo Est – Sud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2" table:formula="of:=[.E24]+50" office:value-type="float" office:value="2450" calcext:value-type="float">
            <text:p>2450</text:p>
          </table:table-cell>
          <table:table-cell table:style-name="ce42" table:formula="of:=[.F24]+10"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24]*[.I24]/1000000*[.D24]" office:value-type="float" office:value="0.2695" calcext:value-type="float">
            <text:p>0,2695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Fri_Est_H</text:p>
          </table:table-cell>
          <table:table-cell office:value-type="string" calcext:value-type="string">
            <text:p>Traverse Frigo Est – Haute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table:style-name="ce42" table:formula="of:=[.E25]+50" office:value-type="float" office:value="690" calcext:value-type="float">
            <text:p>690</text:p>
          </table:table-cell>
          <table:table-cell table:style-name="ce42" table:formula="of:=[.F25]+10"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25]*[.I25]/1000000*[.D25]" office:value-type="float" office:value="0.08625" calcext:value-type="float">
            <text:p>0,0862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Fri_Est_B</text:p>
          </table:table-cell>
          <table:table-cell office:value-type="string" calcext:value-type="string">
            <text:p>Traverse Frigo Est – Basse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table:style-name="ce42" table:formula="of:=[.E26]+50" office:value-type="float" office:value="690" calcext:value-type="float">
            <text:p>690</text:p>
          </table:table-cell>
          <table:table-cell table:style-name="ce42" table:formula="of:=[.F26]+10"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26]*[.I26]/1000000*[.D26]" office:value-type="float" office:value="0.08625" calcext:value-type="float">
            <text:p>0,0862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Fri_Est_M</text:p>
          </table:table-cell>
          <table:table-cell office:value-type="string" calcext:value-type="string">
            <text:p>Traverse Frigo Est – Milieu</text:p>
          </table:table-cell>
          <table:table-cell office:value-type="float" office:value="1" calcext:value-type="float">
            <office:annotation draw:style-name="gr1" svg:width="2.899cm" svg:height="1.799cm" svg:x="17.898cm" svg:y="10.24cm" draw:caption-point-x="-0.61cm" draw:caption-point-y="1.51cm">
              <dc:creator>Auteur inconnu</dc:creator>
              <dc:date>2024-08-08T00:00:00</dc:date>
              <text:p>2 ?</text:p>
            </office:annotation>
            <text:p>1</text:p>
          </table:table-cell>
          <table:table-cell office:value-type="float" office:value="1000" calcext:value-type="float">
            <office:annotation draw:style-name="gr1" svg:width="2.899cm" svg:height="1.799cm" svg:x="20.627cm" svg:y="10.24cm" draw:caption-point-x="-0.61cm" draw:caption-point-y="1.51cm">
              <dc:creator>Auteur inconnu</dc:creator>
              <dc:date>2024-08-08T00:00:00</dc:date>
              <text:p>?</text:p>
            </office:annotation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2" table:formula="of:=[.E27]+50" office:value-type="float" office:value="1050" calcext:value-type="float">
            <text:p>1050</text:p>
          </table:table-cell>
          <table:table-cell table:style-name="ce42" table:formula="of:=[.F27]+10"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27]*[.I27]/1000000*[.D27]" office:value-type="float" office:value="0.1155" calcext:value-type="float">
            <text:p>0,115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o_Fri_Ouest_N</text:p>
          </table:table-cell>
          <table:table-cell office:value-type="string" calcext:value-type="string">
            <text:p>Poteau Frigo Ouest – Nord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2" table:formula="of:=[.E28]+50" office:value-type="float" office:value="2450" calcext:value-type="float">
            <text:p>2450</text:p>
          </table:table-cell>
          <table:table-cell table:style-name="ce42" table:formula="of:=[.F28]+10"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28]*[.I28]/1000000*[.D28]" office:value-type="float" office:value="0.2695" calcext:value-type="float">
            <text:p>0,269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o_Fri_Ouest_S</text:p>
          </table:table-cell>
          <table:table-cell office:value-type="string" calcext:value-type="string">
            <text:p>Poteau Frigo Ouest – Sud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2" table:formula="of:=[.E29]+50" office:value-type="float" office:value="2450" calcext:value-type="float">
            <text:p>2450</text:p>
          </table:table-cell>
          <table:table-cell table:style-name="ce42" table:formula="of:=[.F29]+10"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29]*[.I29]/1000000*[.D29]" office:value-type="float" office:value="0.2695" calcext:value-type="float">
            <text:p>0,269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Fri_Ouest_H</text:p>
          </table:table-cell>
          <table:table-cell office:value-type="string" calcext:value-type="string">
            <text:p>Traverse Frigo Ouest – Haute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table:style-name="ce42" table:formula="of:=[.E30]+50" office:value-type="float" office:value="690" calcext:value-type="float">
            <text:p>690</text:p>
          </table:table-cell>
          <table:table-cell table:style-name="ce42" table:formula="of:=[.F30]+10"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30]*[.I30]/1000000*[.D30]" office:value-type="float" office:value="0.08625" calcext:value-type="float">
            <text:p>0,08625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Fri_Ouest_B</text:p>
          </table:table-cell>
          <table:table-cell office:value-type="string" calcext:value-type="string">
            <text:p>Traverse Frigo Ouest – Basse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table:style-name="ce42" table:formula="of:=[.E31]+50" office:value-type="float" office:value="690" calcext:value-type="float">
            <text:p>690</text:p>
          </table:table-cell>
          <table:table-cell table:style-name="ce42" table:formula="of:=[.F31]+10"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31]*[.I31]/1000000*[.D31]" office:value-type="float" office:value="0.08625" calcext:value-type="float">
            <text:p>0,0862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Fri_Ouest_M</text:p>
          </table:table-cell>
          <table:table-cell office:value-type="string" calcext:value-type="string">
            <text:p>Traverse Frigo Ouest – Milieu</text:p>
          </table:table-cell>
          <table:table-cell office:value-type="float" office:value="1" calcext:value-type="float">
            <office:annotation draw:style-name="gr1" svg:width="2.899cm" svg:height="1.799cm" svg:x="17.898cm" svg:y="12.498cm" draw:caption-point-x="-0.61cm" draw:caption-point-y="1.51cm">
              <dc:creator>Auteur inconnu</dc:creator>
              <dc:date>2024-08-08T00:00:00</dc:date>
              <text:p>2 ?</text:p>
            </office:annotation>
            <text:p>1</text:p>
          </table:table-cell>
          <table:table-cell office:value-type="float" office:value="1000" calcext:value-type="float">
            <office:annotation draw:style-name="gr1" svg:width="2.899cm" svg:height="1.799cm" svg:x="20.627cm" svg:y="12.498cm" draw:caption-point-x="-0.61cm" draw:caption-point-y="1.51cm">
              <dc:creator>Auteur inconnu</dc:creator>
              <dc:date>2024-08-08T00:00:00</dc:date>
              <text:p>?</text:p>
            </office:annotation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2" table:formula="of:=[.E32]+50" office:value-type="float" office:value="1050" calcext:value-type="float">
            <text:p>1050</text:p>
          </table:table-cell>
          <table:table-cell table:style-name="ce42" table:formula="of:=[.F32]+10"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32]*[.I32]/1000000*[.D32]" office:value-type="float" office:value="0.1155" calcext:value-type="float">
            <text:p>0,115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33]*[.I33]/1000000*[.D33]" office:value-type="float" office:value="0" calcext:value-type="float">
            <text:p>0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Entourage Bar</text:p>
          </table:table-cell>
          <table:table-cell office:value-type="string" calcext:value-type="string">
            <text:p>Po_Bar_Sud_E</text:p>
          </table:table-cell>
          <table:table-cell office:value-type="string" calcext:value-type="string">
            <text:p>Poteau Bar Sud – Est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table:style-name="ce42" table:formula="of:=[.E36]+50" office:value-type="float" office:value="2210" calcext:value-type="float">
            <text:p>2210</text:p>
          </table:table-cell>
          <table:table-cell table:style-name="ce42" table:formula="of:=[.F34]+10"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34]*[.I34]/1000000*[.D34]" office:value-type="float" office:value="0.27625" calcext:value-type="float">
            <text:p>0,27625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o_Bar_Sud_O</text:p>
          </table:table-cell>
          <table:table-cell office:value-type="string" calcext:value-type="string">
            <text:p>Poteau Bar Sud – Ouest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table:style-name="ce42" table:formula="of:=[.E35]+50" office:value-type="float" office:value="870" calcext:value-type="float">
            <text:p>870</text:p>
          </table:table-cell>
          <table:table-cell table:style-name="ce42" table:formula="of:=[.F35]+10"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35]*[.I35]/1000000*[.D35]" office:value-type="float" office:value="0.10875" calcext:value-type="float">
            <text:p>0,1087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Bar_Sud_H</text:p>
          </table:table-cell>
          <table:table-cell office:value-type="string" calcext:value-type="string">
            <text:p>Traverse Bar Sud – Haute</text:p>
          </table:table-cell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2" table:formula="of:=[.E36]+50" office:value-type="float" office:value="2210" calcext:value-type="float">
            <text:p>2210</text:p>
          </table:table-cell>
          <table:table-cell table:style-name="ce42" table:formula="of:=[.F36]+10"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36]*[.I36]/1000000*[.D36]" office:value-type="float" office:value="0.2431" calcext:value-type="float">
            <text:p>0,2431</text:p>
          </table:table-cell>
          <table:table-cell/>
          <table:table-cell table:style-name="ce53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ra_Bar_Sud_B</text:p>
          </table:table-cell>
          <table:table-cell office:value-type="string" calcext:value-type="string">
            <text:p>Traverse Bar Sud – Basse</text:p>
          </table:table-cell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2" table:formula="of:=[.E37]+50" office:value-type="float" office:value="2210" calcext:value-type="float">
            <text:p>2210</text:p>
          </table:table-cell>
          <table:table-cell table:style-name="ce42" table:formula="of:=[.F37]+10"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37]*[.I37]/1000000*[.D37]" office:value-type="float" office:value="0.2431" calcext:value-type="float">
            <text:p>0,2431</text:p>
          </table:table-cell>
          <table:table-cell/>
          <table:table-cell table:style-name="ce53"/>
          <table:table-cell table:style-name="ce5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Tra_Bar_Sud_M</text:p>
          </table:table-cell>
          <table:table-cell office:value-type="string" calcext:value-type="string">
            <text:p>Traverse Bar Sud – Milieu</text:p>
          </table:table-cell>
          <table:table-cell office:value-type="float" office:value="2" calcext:value-type="float">
            <office:annotation draw:style-name="gr1" svg:width="2.899cm" svg:height="1.799cm" svg:x="17.898cm" svg:y="15.208cm" draw:caption-point-x="-0.61cm" draw:caption-point-y="1.51cm">
              <dc:creator>Auteur inconnu</dc:creator>
              <dc:date>2024-08-09T00:00:00</dc:date>
              <text:p>?</text:p>
            </office:annotation>
            <text:p>2</text:p>
          </table:table-cell>
          <table:table-cell office:value-type="float" office:value="1300" calcext:value-type="float">
            <office:annotation draw:style-name="gr1" svg:width="2.899cm" svg:height="1.799cm" svg:x="20.627cm" svg:y="15.208cm" draw:caption-point-x="-0.61cm" draw:caption-point-y="1.51cm">
              <dc:creator>Auteur inconnu</dc:creator>
              <dc:date>2024-08-09T00:00:00</dc:date>
              <text:p>?</text:p>
            </office:annotation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2" table:formula="of:=[.E38]+50" office:value-type="float" office:value="1350" calcext:value-type="float">
            <text:p>1350</text:p>
          </table:table-cell>
          <table:table-cell table:style-name="ce42" table:formula="of:=[.F38]+10"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être</text:p>
          </table:table-cell>
          <table:table-cell table:formula="of:=[.H38]*[.I38]/1000000*[.D38]" office:value-type="float" office:value="0.297" calcext:value-type="float">
            <text:p>0,297</text:p>
          </table:table-cell>
          <table:table-cell/>
          <table:table-cell table:style-name="ce42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39]*[.I39]/1000000*[.D39]" office:value-type="float" office:value="0" calcext:value-type="float">
            <text:p>0</text:p>
          </table:table-cell>
          <table:table-cell/>
          <table:table-cell table:style-name="ce55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o_Bar_Est_N</text:p>
          </table:table-cell>
          <table:table-cell office:value-type="string" calcext:value-type="string">
            <text:p>Poteau Bar Est – Nord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40]+50" office:value-type="float" office:value="880" calcext:value-type="float">
            <text:p>880</text:p>
          </table:table-cell>
          <table:table-cell table:style-name="ce42" table:formula="of:=[.F40]+10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40]*[.I40]/1000000*[.D40]" office:value-type="float" office:value="0.0968" calcext:value-type="float">
            <text:p>0,0968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o_Bar_Est_S</text:p>
          </table:table-cell>
          <table:table-cell office:value-type="string" calcext:value-type="string">
            <text:p>Poteau Bar Est – Sud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41]+50" office:value-type="float" office:value="880" calcext:value-type="float">
            <text:p>880</text:p>
          </table:table-cell>
          <table:table-cell table:style-name="ce42" table:formula="of:=[.F41]+10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41]*[.I41]/1000000*[.D41]" office:value-type="float" office:value="0.0968" calcext:value-type="float">
            <text:p>0,0968</text:p>
          </table:table-cell>
          <table:table-cell table:number-columns-repeated="5"/>
          <table:table-cell table:style-name="ce42"/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Bar_Est_H</text:p>
          </table:table-cell>
          <table:table-cell office:value-type="string" calcext:value-type="string">
            <text:p>Traverse Bar Est – Haute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42" table:formula="of:=[.E42]+50" office:value-type="float" office:value="690" calcext:value-type="float">
            <text:p>690</text:p>
          </table:table-cell>
          <table:table-cell table:style-name="ce42" table:formula="of:=[.F42]+10"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42]*[.I42]/1000000*[.D42]" office:value-type="float" office:value="0.08625" calcext:value-type="float">
            <text:p>0,08625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Bar_Est_B</text:p>
          </table:table-cell>
          <table:table-cell office:value-type="string" calcext:value-type="string">
            <text:p>Traverse Bar Est – Basse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42" table:formula="of:=[.E43]+50" office:value-type="float" office:value="690" calcext:value-type="float">
            <text:p>690</text:p>
          </table:table-cell>
          <table:table-cell table:style-name="ce42" table:formula="of:=[.F43]+10"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43]*[.I43]/1000000*[.D43]" office:value-type="float" office:value="0.08625" calcext:value-type="float">
            <text:p>0,08625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_Bar_Est_M</text:p>
          </table:table-cell>
          <table:table-cell office:value-type="string" calcext:value-type="string">
            <text:p>Traverse Bar Est – Milieu</text:p>
          </table:table-cell>
          <table:table-cell office:value-type="float" office:value="2" calcext:value-type="float">
            <text:p>2</text:p>
          </table:table-cell>
          <table:table-cell office:value-type="float" office:value="1020" calcext:value-type="float">
            <text:p>10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44]+50" office:value-type="float" office:value="1070" calcext:value-type="float">
            <text:p>1070</text:p>
          </table:table-cell>
          <table:table-cell table:style-name="ce42" table:formula="of:=[.F44]+10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44]*[.I44]/1000000*[.D44]" office:value-type="float" office:value="0.2354" calcext:value-type="float">
            <text:p>0,2354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45]*[.I45]/1000000*[.D45]" office:value-type="float" office:value="0" calcext:value-type="float">
            <text:p>0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oteaux intermédiaires</text:p>
          </table:table-cell>
          <table:table-cell office:value-type="string" calcext:value-type="string">
            <text:p>A_N_E</text:p>
          </table:table-cell>
          <table:table-cell office:value-type="string" calcext:value-type="string">
            <text:p>Angle Nord – Est</text:p>
          </table:table-cell>
          <table:table-cell office:value-type="float" office:value="2" calcext:value-type="float">
            <text:p>2</text:p>
          </table:table-cell>
          <table:table-cell office:value-type="float" office:value="820" calcext:value-type="float">
            <text:p>82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42" table:formula="of:=[.E46]+50" office:value-type="float" office:value="870" calcext:value-type="float">
            <text:p>870</text:p>
          </table:table-cell>
          <table:table-cell table:style-name="ce42" table:formula="of:=[.F46]+10"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46]*[.I46]/1000000*[.D46]" office:value-type="float" office:value="0.1827" calcext:value-type="float">
            <text:p>0,182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_S_E</text:p>
          </table:table-cell>
          <table:table-cell office:value-type="string" calcext:value-type="string">
            <text:p>Angle Sud – Est</text:p>
          </table:table-cell>
          <table:table-cell office:value-type="float" office:value="2" calcext:value-type="float">
            <text:p>2</text:p>
          </table:table-cell>
          <table:table-cell office:value-type="float" office:value="820" calcext:value-type="float">
            <text:p>82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style-name="ce42" table:formula="of:=[.E47]+50" office:value-type="float" office:value="870" calcext:value-type="float">
            <text:p>870</text:p>
          </table:table-cell>
          <table:table-cell table:style-name="ce42" table:formula="of:=[.F47]+10"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47]*[.I47]/1000000*[.D47]" office:value-type="float" office:value="0.1827" calcext:value-type="float">
            <text:p>0,1827</text:p>
          </table:table-cell>
          <table:table-cell/>
          <table:table-cell table:style-name="ce4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Po_C_Evier</text:p>
          </table:table-cell>
          <table:table-cell office:value-type="string" calcext:value-type="string">
            <text:p>Poteau central Evier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48]+50" office:value-type="float" office:value="870" calcext:value-type="float">
            <text:p>870</text:p>
          </table:table-cell>
          <table:table-cell table:style-name="ce42" table:formula="of:=[.F48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48]*[.I48]/1000000*[.D48]" office:value-type="float" office:value="0.0609" calcext:value-type="float">
            <text:p>0,0609</text:p>
          </table:table-cell>
          <table:table-cell/>
          <table:table-cell table:style-name="ce42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49]*[.I49]/1000000*[.D49]" office:value-type="float" office:value="0" calcext:value-type="float">
            <text:p>0</text:p>
          </table:table-cell>
          <table:table-cell/>
          <table:table-cell table:style-name="ce42"/>
          <table:table-cell table:number-columns-repeated="19"/>
        </table:table-row>
        <table:table-row table:style-name="ro1">
          <table:table-cell office:value-type="string" calcext:value-type="string">
            <text:p>Portes placard</text:p>
          </table:table-cell>
          <table:table-cell office:value-type="string" calcext:value-type="string">
            <text:p>Mo_Po_O_1-8</text:p>
          </table:table-cell>
          <table:table-cell office:value-type="string" calcext:value-type="string">
            <text:p>Montants Portes Ouest</text:p>
          </table:table-cell>
          <table:table-cell office:value-type="float" office:value="8" calcext:value-type="float">
            <text:p>8</text:p>
          </table:table-cell>
          <table:table-cell office:value-type="float" office:value="820" calcext:value-type="float">
            <text:p>8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50]+50" office:value-type="float" office:value="870" calcext:value-type="float">
            <text:p>870</text:p>
          </table:table-cell>
          <table:table-cell table:style-name="ce42" table:formula="of:=[.F5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50]*[.I50]/1000000*[.D50]" office:value-type="float" office:value="0.6264" calcext:value-type="float">
            <text:p>0,6264</text:p>
          </table:table-cell>
          <table:table-cell/>
          <table:table-cell table:style-name="ce4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Mo_Po_N_1-8</text:p>
          </table:table-cell>
          <table:table-cell office:value-type="string" calcext:value-type="string">
            <text:p>Montants Portes Nor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51]+50" office:value-type="float" office:value="450" calcext:value-type="float">
            <text:p>450</text:p>
          </table:table-cell>
          <table:table-cell table:style-name="ce42" table:formula="of:=[.F5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51]*[.I51]/1000000*[.D51]" office:value-type="float" office:value="0.324" calcext:value-type="float">
            <text:p>0,324</text:p>
          </table:table-cell>
          <table:table-cell/>
          <table:table-cell table:style-name="ce4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ra_Port_Ouest_M_1-8</text:p>
          </table:table-cell>
          <table:table-cell office:value-type="string" calcext:value-type="string">
            <text:p>Traverses Milieux Portes Ouest</text:p>
          </table:table-cell>
          <table:table-cell office:value-type="float" office:value="8" calcext:value-type="float">
            <office:annotation draw:style-name="gr1" svg:width="2.899cm" svg:height="1.799cm" svg:x="17.898cm" svg:y="21.529cm" draw:caption-point-x="-0.61cm" draw:caption-point-y="1.51cm">
              <dc:creator>Auteur inconnu</dc:creator>
              <dc:date>2024-08-09T00:00:00</dc:date>
              <text:p>?</text:p>
            </office:annotation>
            <text:p>8</text:p>
          </table:table-cell>
          <table:table-cell office:value-type="float" office:value="925" calcext:value-type="float">
            <text:p>9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52]+50" office:value-type="float" office:value="975" calcext:value-type="float">
            <text:p>975</text:p>
          </table:table-cell>
          <table:table-cell table:style-name="ce42" table:formula="of:=[.F5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52]*[.I52]/1000000*[.D52]" office:value-type="float" office:value="0.702" calcext:value-type="float">
            <text:p>0,70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_Port_Nord_M_1-4</text:p>
          </table:table-cell>
          <table:table-cell office:value-type="string" calcext:value-type="string">
            <text:p>Traverses Milieux Portes Nord</text:p>
          </table:table-cell>
          <table:table-cell office:value-type="float" office:value="4" calcext:value-type="float">
            <office:annotation draw:style-name="gr1" svg:width="2.899cm" svg:height="1.799cm" svg:x="17.898cm" svg:y="21.981cm" draw:caption-point-x="-0.61cm" draw:caption-point-y="1.51cm">
              <dc:creator>Auteur inconnu</dc:creator>
              <dc:date>2024-08-09T00:00:00</dc:date>
              <text:p>?</text:p>
            </office:annotation>
            <text:p>4</text:p>
          </table:table-cell>
          <table:table-cell office:value-type="float" office:value="683" calcext:value-type="float">
            <text:p>68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53]+50" office:value-type="float" office:value="733" calcext:value-type="float">
            <text:p>733</text:p>
          </table:table-cell>
          <table:table-cell table:style-name="ce42" table:formula="of:=[.F5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53]*[.I53]/1000000*[.D53]" office:value-type="float" office:value="0.26388" calcext:value-type="float">
            <text:p>0,2638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_Port_Nord_M_5-6</text:p>
          </table:table-cell>
          <table:table-cell office:value-type="string" calcext:value-type="string">
            <text:p>Traverses Milieux Portes Nord</text:p>
          </table:table-cell>
          <table:table-cell office:value-type="float" office:value="2" calcext:value-type="float">
            <office:annotation draw:style-name="gr1" svg:width="2.899cm" svg:height="1.799cm" svg:x="17.898cm" svg:y="22.432cm" draw:caption-point-x="-0.61cm" draw:caption-point-y="1.51cm">
              <dc:creator>Auteur inconnu</dc:creator>
              <dc:date>2024-08-09T00:00:00</dc:date>
              <text:p>?</text:p>
            </office:annotation>
            <text:p>2</text:p>
          </table:table-cell>
          <table:table-cell office:value-type="float" office:value="633" calcext:value-type="float">
            <text:p>63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54]+50" office:value-type="float" office:value="683" calcext:value-type="float">
            <text:p>683</text:p>
          </table:table-cell>
          <table:table-cell table:style-name="ce42" table:formula="of:=[.F5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54]*[.I54]/1000000*[.D54]" office:value-type="float" office:value="0.12294" calcext:value-type="float">
            <text:p>0,1229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a_Port_Nord_M_7-8</text:p>
          </table:table-cell>
          <table:table-cell office:value-type="string" calcext:value-type="string">
            <text:p>Traverses Milieux Portes Nord</text:p>
          </table:table-cell>
          <table:table-cell office:value-type="float" office:value="2" calcext:value-type="float">
            <office:annotation draw:style-name="gr1" svg:width="2.899cm" svg:height="1.799cm" svg:x="17.898cm" svg:y="22.884cm" draw:caption-point-x="-0.61cm" draw:caption-point-y="1.51cm">
              <dc:creator>Auteur inconnu</dc:creator>
              <dc:date>2024-08-09T00:00:00</dc:date>
              <text:p>?</text:p>
            </office:annotation>
            <text:p>2</text:p>
          </table:table-cell>
          <table:table-cell office:value-type="float" office:value="721" calcext:value-type="float">
            <text:p>72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42" table:formula="of:=[.E55]+50" office:value-type="float" office:value="771" calcext:value-type="float">
            <text:p>771</text:p>
          </table:table-cell>
          <table:table-cell table:style-name="ce42" table:formula="of:=[.F5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55]*[.I55]/1000000*[.D55]" office:value-type="float" office:value="0.13878" calcext:value-type="float">
            <text:p>0,13878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56]*[.I56]/1000000*[.D56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o_Po_N_9-10</text:p>
          </table:table-cell>
          <table:table-cell office:value-type="string" calcext:value-type="string">
            <text:p>Montants Portes Nord (petites)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style-name="ce42" table:formula="of:=[.E57]+50" office:value-type="float" office:value="280" calcext:value-type="float">
            <text:p>280</text:p>
          </table:table-cell>
          <table:table-cell table:style-name="ce42" table:formula="of:=[.F57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57]*[.I57]/1000000*[.D57]" office:value-type="float" office:value="0.0392" calcext:value-type="float">
            <text:p>0,0392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58]*[.I58]/1000000*[.D58]" office:value-type="float" office:value="0" calcext:value-type="float">
            <text:p>0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ra_Port_Ouest_BH_1-8</text:p>
          </table:table-cell>
          <table:table-cell office:value-type="string" calcext:value-type="string">
            <text:p>Traverses Hautes/Basses Portes Ouest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59]+50" office:value-type="float" office:value="479" calcext:value-type="float">
            <text:p>479</text:p>
          </table:table-cell>
          <table:table-cell table:style-name="ce42" table:formula="of:=[.F59]+10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59]*[.I59]/1000000*[.D59]" office:value-type="float" office:value="0.42152" calcext:value-type="float">
            <text:p>0,42152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ra_Port_Nord_BH_1-4</text:p>
          </table:table-cell>
          <table:table-cell office:value-type="string" calcext:value-type="string">
            <text:p>Traverses Hautes/Basses Portes Nord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60]+50" office:value-type="float" office:value="602" calcext:value-type="float">
            <text:p>602</text:p>
          </table:table-cell>
          <table:table-cell table:style-name="ce42" table:formula="of:=[.F60]+10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60]*[.I60]/1000000*[.D60]" office:value-type="float" office:value="0.26488" calcext:value-type="float">
            <text:p>0,26488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ra_Port_Nord_BH_5-6</text:p>
          </table:table-cell>
          <table:table-cell office:value-type="string" calcext:value-type="string">
            <text:p>Traverses Hautes/Basses Portes Nord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61]+50" office:value-type="float" office:value="540" calcext:value-type="float">
            <text:p>540</text:p>
          </table:table-cell>
          <table:table-cell table:style-name="ce42" table:formula="of:=[.F61]+10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61]*[.I61]/1000000*[.D61]" office:value-type="float" office:value="0.1188" calcext:value-type="float">
            <text:p>0,1188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ra_Port_Nord_BH_7-8</text:p>
          </table:table-cell>
          <table:table-cell office:value-type="string" calcext:value-type="string">
            <text:p>Traverses Hautes/Basses Portes Nor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62]+50" office:value-type="float" office:value="650" calcext:value-type="float">
            <text:p>650</text:p>
          </table:table-cell>
          <table:table-cell table:style-name="ce42" table:formula="of:=[.F62]+10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62]*[.I62]/1000000*[.D62]" office:value-type="float" office:value="0.143" calcext:value-type="float">
            <text:p>0,143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63]*[.I63]/1000000*[.D63]" office:value-type="float" office:value="0" calcext:value-type="float">
            <text:p>0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ra_Port_Nord_BH_9-10</text:p>
          </table:table-cell>
          <table:table-cell office:value-type="string" calcext:value-type="string">
            <text:p>Traverses Hautes/Basses Portes Nord (petites)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office:annotation draw:style-name="gr1" svg:width="2.899cm" svg:height="1.799cm" svg:x="22.885cm" svg:y="26.948cm" draw:caption-point-x="-0.61cm" draw:caption-point-y="1.51cm">
              <dc:creator>Auteur inconnu</dc:creator>
              <dc:date>2024-08-09T00:00:00</dc:date>
              <text:p>50 ?</text:p>
            </office:annotation>
            <text:p>60</text:p>
          </table:table-cell>
          <table:table-cell office:value-type="float" office:value="20" calcext:value-type="float">
            <text:p>20</text:p>
          </table:table-cell>
          <table:table-cell table:style-name="ce42" table:formula="of:=[.E64]+50" office:value-type="float" office:value="650" calcext:value-type="float">
            <text:p>650</text:p>
          </table:table-cell>
          <table:table-cell table:style-name="ce42" table:formula="of:=[.F64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64]*[.I64]/1000000*[.D64]" office:value-type="float" office:value="0.091" calcext:value-type="float">
            <text:p>0,091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ra_Port_Nord_M_9-10</text:p>
          </table:table-cell>
          <table:table-cell office:value-type="string" calcext:value-type="string">
            <text:p>Traverses Milieu Portes Nord (petites)</text:p>
          </table:table-cell>
          <table:table-cell office:value-type="float" office:value="2" calcext:value-type="float">
            <office:annotation draw:style-name="gr1" svg:width="2.899cm" svg:height="1.799cm" svg:x="17.898cm" svg:y="27.4cm" draw:caption-point-x="-0.61cm" draw:caption-point-y="1.51cm">
              <dc:creator>Auteur inconnu</dc:creator>
              <dc:date>2024-08-09T00:00:00</dc:date>
              <text:p>?</text:p>
            </office:annotation>
            <text:p>2</text:p>
          </table:table-cell>
          <table:table-cell office:value-type="float" office:value="643" calcext:value-type="float">
            <text:p>643</text:p>
          </table:table-cell>
          <table:table-cell office:value-type="float" office:value="60" calcext:value-type="float">
            <office:annotation draw:style-name="gr1" svg:width="2.899cm" svg:height="1.799cm" svg:x="22.885cm" svg:y="27.4cm" draw:caption-point-x="-0.61cm" draw:caption-point-y="1.51cm">
              <dc:creator>Auteur inconnu</dc:creator>
              <dc:date>2024-08-09T00:00:00</dc:date>
              <text:p>50 ?</text:p>
            </office:annotation>
            <text:p>60</text:p>
          </table:table-cell>
          <table:table-cell office:value-type="float" office:value="20" calcext:value-type="float">
            <text:p>20</text:p>
          </table:table-cell>
          <table:table-cell table:style-name="ce42" table:formula="of:=[.E65]+50" office:value-type="float" office:value="693" calcext:value-type="float">
            <text:p>693</text:p>
          </table:table-cell>
          <table:table-cell table:style-name="ce42" table:formula="of:=[.F65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H65]*[.I65]/1000000*[.D65]" office:value-type="float" office:value="0.09702" calcext:value-type="float">
            <text:p>0,09702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"/>
          <table:table-cell table:formula="of:=[.H66]*[.I66]/1000000*[.D66]" office:value-type="float" office:value="0" calcext:value-type="float">
            <text:p>0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/>
          <table:table-cell office:value-type="string" calcext:value-type="string">
            <text:p>Pla_Po_N₁</text:p>
          </table:table-cell>
          <table:table-cell office:value-type="string" calcext:value-type="string">
            <text:p>Placage Porte Nord 1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style-name="ce42" table:formula="of:=[.E67]+50" office:value-type="float" office:value="670" calcext:value-type="float">
            <text:p>670</text:p>
          </table:table-cell>
          <table:table-cell table:style-name="ce42" table:formula="of:=[.F67]+10" office:value-type="float" office:value="350" calcext:value-type="float">
            <text:p>3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êne</text:p>
          </table:table-cell>
          <table:table-cell table:formula="of:=[.H67]*[.I67]/1000000*[.D67]" office:value-type="float" office:value="0.2345" calcext:value-type="float">
            <text:p>0,234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la_Po_N₂</text:p>
          </table:table-cell>
          <table:table-cell office:value-type="string" calcext:value-type="string">
            <text:p>Placage Porte Nord 2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490" calcext:value-type="float">
            <text:p>490</text:p>
          </table:table-cell>
          <table:table-cell office:value-type="float" office:value="20" calcext:value-type="float">
            <text:p>20</text:p>
          </table:table-cell>
          <table:table-cell table:style-name="ce42" table:formula="of:=[.E68]+50" office:value-type="float" office:value="630" calcext:value-type="float">
            <text:p>630</text:p>
          </table:table-cell>
          <table:table-cell table:style-name="ce42" table:formula="of:=[.F68]+10"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êne</text:p>
          </table:table-cell>
          <table:table-cell table:formula="of:=[.H68]*[.I68]/1000000*[.D68]" office:value-type="float" office:value="0.315" calcext:value-type="float">
            <text:p>0,315</text:p>
          </table:table-cell>
          <table:table-cell table:number-columns-repeated="12"/>
          <table:table-cell table:style-name="ce63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la_Tir_N_G</text:p>
          </table:table-cell>
          <table:table-cell office:value-type="string" calcext:value-type="string">
            <text:p>Placage Tiroir Nord Grand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42" table:formula="of:=[.E69]+50" office:value-type="float" office:value="390" calcext:value-type="float">
            <text:p>390</text:p>
          </table:table-cell>
          <table:table-cell table:style-name="ce42" table:formula="of:=[.F69]+10"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êne</text:p>
          </table:table-cell>
          <table:table-cell table:formula="of:=[.H69]*[.I69]/1000000*[.D69]" office:value-type="float" office:value="0.0819" calcext:value-type="float">
            <text:p>0,0819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la_Tir_N_P_1-2</text:p>
          </table:table-cell>
          <table:table-cell office:value-type="string" calcext:value-type="string">
            <text:p>Placage Tiroirs Nord Petits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42" table:formula="of:=[.E70]+50" office:value-type="float" office:value="540" calcext:value-type="float">
            <text:p>540</text:p>
          </table:table-cell>
          <table:table-cell table:style-name="ce42" table:formula="of:=[.F70]+10"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êne</text:p>
          </table:table-cell>
          <table:table-cell table:formula="of:=[.H70]*[.I70]/1000000*[.D70]" office:value-type="float" office:value="0.1404" calcext:value-type="float">
            <text:p>0,1404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la_Po_S_1-2</text:p>
          </table:table-cell>
          <table:table-cell office:value-type="string" calcext:value-type="string">
            <text:p>Placage Portes Sud</text:p>
          </table:table-cell>
          <table:table-cell office:value-type="float" office:value="2" calcext:value-type="float">
            <text:p>2</text:p>
          </table:table-cell>
          <table:table-cell office:value-type="float" office:value="820" calcext:value-type="float">
            <text:p>8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style-name="ce42" table:formula="of:=[.E71]+50" office:value-type="float" office:value="870" calcext:value-type="float">
            <text:p>870</text:p>
          </table:table-cell>
          <table:table-cell table:style-name="ce42" table:formula="of:=[.F71]+10" office:value-type="float" office:value="410" calcext:value-type="float">
            <text:p>4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êne</text:p>
          </table:table-cell>
          <table:table-cell table:formula="of:=[.H71]*[.I71]/1000000*[.D71]" office:value-type="float" office:value="0.7134" calcext:value-type="float">
            <text:p>0,7134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la_Tir_S_P_1-2</text:p>
          </table:table-cell>
          <table:table-cell office:value-type="string" calcext:value-type="string">
            <text:p>Placage Tiroirs Sud Petits</text:p>
          </table:table-cell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42" table:formula="of:=[.E72]+50" office:value-type="float" office:value="645" calcext:value-type="float">
            <text:p>645</text:p>
          </table:table-cell>
          <table:table-cell table:style-name="ce42" table:formula="of:=[.F72]+10"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êne</text:p>
          </table:table-cell>
          <table:table-cell table:formula="of:=[.H72]*[.I72]/1000000*[.D72]" office:value-type="float" office:value="0.2709" calcext:value-type="float">
            <text:p>0,2709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la_Tir_S_G</text:p>
          </table:table-cell>
          <table:table-cell office:value-type="string" calcext:value-type="string">
            <text:p>Placage Tiroir Sud Grand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style-name="ce42" table:formula="of:=[.E73]+50" office:value-type="float" office:value="645" calcext:value-type="float">
            <text:p>645</text:p>
          </table:table-cell>
          <table:table-cell table:style-name="ce42" table:formula="of:=[.F73]+10"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êne</text:p>
          </table:table-cell>
          <table:table-cell table:formula="of:=[.H73]*[.I73]/1000000*[.D73]" office:value-type="float" office:value="0.27735" calcext:value-type="float">
            <text:p>0,27735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style-name="ce34" office:value-type="string" calcext:value-type="string">
            <text:p>Bilan Massif</text:p>
          </table:table-cell>
          <table:table-cell table:number-columns-repeated="6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urface (m²)</text:p>
          </table:table-cell>
          <table:table-cell table:number-columns-repeated="5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office:value-type="string" calcext:value-type="string">
            <text:p>Hêtre 47</text:p>
          </table:table-cell>
          <table:table-cell table:formula="of:=ROUNDUP(1.1*([.L5]+[.L6]+[.L7]+[.L9]+[.L23]+[.L24]+[.L25]+[.L26]+[.L27]+[.L28]+[.L29]+[.L30]+[.L31]+[.L32]+[.L34]+[.L35]+[.L36]+[.L37]+[.L38]))" office:value-type="float" office:value="11" calcext:value-type="float">
            <text:p>11</text:p>
          </table:table-cell>
          <table:table-cell table:number-columns-repeated="5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office:value-type="string" calcext:value-type="string">
            <text:p>Hêtre 27</text:p>
          </table:table-cell>
          <table:table-cell table:formula="of:=ROUNDUP(1.1*([.L11]+[.L12]+[.L13]+[.L14]+[.L16]+[.L17]+[.L18]+[.L19]+[.L20]+[.L40]+[.L41]+[.L42]+[.L43]+[.L44]+[.L46]+[.L47]+[.L48]+[.L50]+[.L51]+[.L52]+[.L53]+[.L54]+[.L55]+[.L57]+[.L59]+[.L60]+[.L61]+[.L62]+[.L64]+[.L65]))" office:value-type="float" office:value="7" calcext:value-type="float">
            <text:p>7</text:p>
          </table:table-cell>
          <table:table-cell table:number-columns-repeated="5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office:value-type="string" calcext:value-type="string">
            <text:p>Chêne 27</text:p>
          </table:table-cell>
          <table:table-cell table:formula="of:=ROUNDUP(1.1*([.L67]+[.L68]+[.L69]+[.L70]+[.L71]+[.L72]+[.L73]))" office:value-type="float" office:value="3" calcext:value-type="float">
            <text:p>3</text:p>
          </table:table-cell>
          <table:table-cell table:number-columns-repeated="5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office:value-type="string" calcext:value-type="string">
            <text:p>Chêne 47</text:p>
          </table:table-cell>
          <table:table-cell table:formula="of:=ROUNDUP(1.1*([.L9]))" office:value-type="float" office:value="1" calcext:value-type="float">
            <text:p>1</text:p>
          </table:table-cell>
          <table:table-cell table:number-columns-repeated="5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style-name="ce34" office:value-type="string" calcext:value-type="string">
            <text:p>Contreplaqué</text:p>
          </table:table-cell>
          <table:table-cell table:number-columns-repeated="6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office:value-type="string" calcext:value-type="string">
            <text:p>Placards Hauts Nord</text:p>
          </table:table-cell>
          <table:table-cell/>
          <table:table-cell office:value-type="string" calcext:value-type="string">
            <text:p>Sols</text:p>
          </table:table-cell>
          <table:table-cell office:value-type="float" office:value="1" calcext:value-type="float">
            <text:p>1</text:p>
          </table:table-cell>
          <table:table-cell office:value-type="float" office:value="2195" calcext:value-type="float">
            <text:p>2195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table:style-name="ce42" table:formula="of:=[.E85]+50" office:value-type="float" office:value="2245" calcext:value-type="float">
            <text:p>2245</text:p>
          </table:table-cell>
          <table:table-cell table:style-name="ce42" table:formula="of:=[.F85]+10"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85]*[.I85]/1000000*[.D85]" office:value-type="float" office:value="0.92045" calcext:value-type="float">
            <text:p>0,92045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table:style-name="ce42" table:formula="of:=[.E86]+50" office:value-type="float" office:value="650" calcext:value-type="float">
            <text:p>650</text:p>
          </table:table-cell>
          <table:table-cell table:style-name="ce42" table:formula="of:=[.F86]+10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86]*[.I86]/1000000*[.D86]" office:value-type="float" office:value="0.39325" calcext:value-type="float">
            <text:p>0,39325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oi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style-name="ce42" table:formula="of:=[.E87]+50" office:value-type="float" office:value="450" calcext:value-type="float">
            <text:p>450</text:p>
          </table:table-cell>
          <table:table-cell table:style-name="ce42" table:formula="of:=[.F87]+10"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87]*[.I87]/1000000*[.D87]" office:value-type="float" office:value="0.738" calcext:value-type="float">
            <text:p>0,738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style-name="ce42" table:formula="of:=[.E88]+50" office:value-type="float" office:value="450" calcext:value-type="float">
            <text:p>450</text:p>
          </table:table-cell>
          <table:table-cell table:style-name="ce42" table:formula="of:=[.F88]+10"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88]*[.I88]/1000000*[.D88]" office:value-type="float" office:value="0.549" calcext:value-type="float">
            <text:p>0,549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lafonds</text:p>
          </table:table-cell>
          <table:table-cell office:value-type="float" office:value="1" calcext:value-type="float">
            <text:p>1</text:p>
          </table:table-cell>
          <table:table-cell office:value-type="float" office:value="2195" calcext:value-type="float">
            <text:p>2195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style-name="ce42" table:formula="of:=[.E89]+50" office:value-type="float" office:value="2245" calcext:value-type="float">
            <text:p>2245</text:p>
          </table:table-cell>
          <table:table-cell table:style-name="ce42" table:formula="of:=[.F89]+10"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89]*[.I89]/1000000*[.D89]" office:value-type="float" office:value="0.92045" calcext:value-type="float">
            <text:p>0,92045</text:p>
          </table:table-cell>
          <table:table-cell/>
          <table:table-cell table:style-name="ce56"/>
          <table:table-cell table:number-columns-repeated="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  <table:table-cell table:style-name="ce42" table:formula="of:=[.E90]+50" office:value-type="float" office:value="650" calcext:value-type="float">
            <text:p>650</text:p>
          </table:table-cell>
          <table:table-cell table:style-name="ce42" table:formula="of:=[.F90]+10" office:value-type="float" office:value="605" calcext:value-type="float">
            <text:p>6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90]*[.I90]/1000000*[.D90]" office:value-type="float" office:value="0.39325" calcext:value-type="float">
            <text:p>0,3932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tagères</text:p>
          </table:table-cell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style-name="ce42" table:formula="of:=[.E91]+50" office:value-type="float" office:value="602" calcext:value-type="float">
            <text:p>602</text:p>
          </table:table-cell>
          <table:table-cell table:style-name="ce42" table:formula="of:=[.F91]+10"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91]*[.I91]/1000000*[.D91]" office:value-type="float" office:value="0.49364" calcext:value-type="float">
            <text:p>0,4936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style-name="ce42" table:formula="of:=[.E92]+50" office:value-type="float" office:value="540" calcext:value-type="float">
            <text:p>540</text:p>
          </table:table-cell>
          <table:table-cell table:style-name="ce42" table:formula="of:=[.F92]+10"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92]*[.I92]/1000000*[.D92]" office:value-type="float" office:value="0.2214" calcext:value-type="float">
            <text:p>0,2214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42" table:formula="of:=[.E93]+50" office:value-type="float" office:value="50" calcext:value-type="float">
            <text:p>50</text:p>
          </table:table-cell>
          <table:table-cell table:style-name="ce42" table:formula="of:=[.F93]+10" office:value-type="float" office:value="10" calcext:value-type="float">
            <text:p>10</text:p>
          </table:table-cell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lacard Grand Nord</text:p>
          </table:table-cell>
          <table:table-cell/>
          <table:table-cell office:value-type="string" calcext:value-type="string">
            <text:p>Sol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table:style-name="ce42" table:formula="of:=[.E94]+50" office:value-type="float" office:value="650" calcext:value-type="float">
            <text:p>650</text:p>
          </table:table-cell>
          <table:table-cell table:style-name="ce42" table:formula="of:=[.F94]+10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94]*[.I94]/1000000*[.D94]" office:value-type="float" office:value="0.39325" calcext:value-type="float">
            <text:p>0,39325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ois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  <table:table-cell table:style-name="ce42" table:formula="of:=[.E95]+50" office:value-type="float" office:value="870" calcext:value-type="float">
            <text:p>870</text:p>
          </table:table-cell>
          <table:table-cell table:style-name="ce42" table:formula="of:=[.F95]+10" office:value-type="float" office:value="605" calcext:value-type="float">
            <text:p>6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95]*[.I95]/1000000*[.D95]" office:value-type="float" office:value="0.52635" calcext:value-type="float">
            <text:p>0,52635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  <table:table-cell table:style-name="ce42" table:formula="of:=[.E96]+50" office:value-type="float" office:value="450" calcext:value-type="float">
            <text:p>450</text:p>
          </table:table-cell>
          <table:table-cell table:style-name="ce42" table:formula="of:=[.F96]+10" office:value-type="float" office:value="605" calcext:value-type="float">
            <text:p>6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96]*[.I96]/1000000*[.D96]" office:value-type="float" office:value="0.27225" calcext:value-type="float">
            <text:p>0,27225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tagère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  <table:table-cell table:style-name="ce42" table:formula="of:=[.E97]+50" office:value-type="float" office:value="650" calcext:value-type="float">
            <text:p>650</text:p>
          </table:table-cell>
          <table:table-cell table:style-name="ce42" table:formula="of:=[.F97]+10" office:value-type="float" office:value="605" calcext:value-type="float">
            <text:p>6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97]*[.I97]/1000000*[.D97]" office:value-type="float" office:value="0.39325" calcext:value-type="float">
            <text:p>0,39325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office:value-type="string" calcext:value-type="string">
            <text:p>Placards Bas Nord</text:p>
          </table:table-cell>
          <table:table-cell/>
          <table:table-cell office:value-type="string" calcext:value-type="string">
            <text:p>Sols</text:p>
          </table:table-cell>
          <table:table-cell office:value-type="float" office:value="1" calcext:value-type="float">
            <text:p>1</text:p>
          </table:table-cell>
          <table:table-cell office:value-type="float" office:value="2195" calcext:value-type="float">
            <text:p>2195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table:style-name="ce42" table:formula="of:=[.E99]+50" office:value-type="float" office:value="2245" calcext:value-type="float">
            <text:p>2245</text:p>
          </table:table-cell>
          <table:table-cell table:style-name="ce42" table:formula="of:=[.F99]+10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99]*[.I99]/1000000*[.D99]" office:value-type="float" office:value="1.358225" calcext:value-type="float">
            <text:p>1,358225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ois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  <table:table-cell table:style-name="ce42" table:formula="of:=[.E100]+50" office:value-type="float" office:value="870" calcext:value-type="float">
            <text:p>870</text:p>
          </table:table-cell>
          <table:table-cell table:style-name="ce42" table:formula="of:=[.F100]+10" office:value-type="float" office:value="605" calcext:value-type="float">
            <text:p>6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100]*[.I100]/1000000*[.D100]" office:value-type="float" office:value="2.63175" calcext:value-type="float">
            <text:p>2,63175</text:p>
          </table:table-cell>
          <table:table-cell table:number-columns-repeated="12"/>
          <table:table-cell table:style-name="ce6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onds Tiroirs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table:style-name="ce42" table:formula="of:=[.E101]+50" office:value-type="float" office:value="540" calcext:value-type="float">
            <text:p>540</text:p>
          </table:table-cell>
          <table:table-cell table:style-name="ce42" table:formula="of:=[.F101]+10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101]*[.I101]/1000000*[.D101]" office:value-type="float" office:value="0.6534" calcext:value-type="float">
            <text:p>0,6534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table:style-name="ce42" table:formula="of:=[.E102]+50" office:value-type="float" office:value="390" calcext:value-type="float">
            <text:p>390</text:p>
          </table:table-cell>
          <table:table-cell table:style-name="ce42" table:formula="of:=[.F102]+10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102]*[.I102]/1000000*[.D102]" office:value-type="float" office:value="0.23595" calcext:value-type="float">
            <text:p>0,23595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ords Tiroirs</text:p>
          </table:table-cell>
          <table:table-cell table:formula="of:=2*2" office:value-type="float" office:value="4" calcext:value-type="float">
            <text:p>4</text:p>
          </table:table-cell>
          <table:table-cell office:value-type="float" office:value="595" calcext:value-type="float">
            <text:p>595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42" table:formula="of:=[.E103]+50" office:value-type="float" office:value="645" calcext:value-type="float">
            <text:p>645</text:p>
          </table:table-cell>
          <table:table-cell table:style-name="ce42" table:formula="of:=[.F103]+10"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103]*[.I103]/1000000*[.D103]" office:value-type="float" office:value="0.3354" calcext:value-type="float">
            <text:p>0,3354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3"/>
          <table:table-cell table:formula="of:=2*1"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42" table:formula="of:=[.E104]+50" office:value-type="float" office:value="540" calcext:value-type="float">
            <text:p>540</text:p>
          </table:table-cell>
          <table:table-cell table:style-name="ce42" table:formula="of:=[.F104]+10"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104]*[.I104]/1000000*[.D104]" office:value-type="float" office:value="0.1404" calcext:value-type="float">
            <text:p>0,1404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3"/>
          <table:table-cell table:formula="of:=2*1"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style-name="ce42" table:formula="of:=[.E105]+50" office:value-type="float" office:value="645" calcext:value-type="float">
            <text:p>645</text:p>
          </table:table-cell>
          <table:table-cell table:style-name="ce42" table:formula="of:=[.F105]+10"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105]*[.I105]/1000000*[.D105]" office:value-type="float" office:value="0.2709" calcext:value-type="float">
            <text:p>0,2709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3"/>
          <table:table-cell table:formula="of:=1*1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style-name="ce42" table:formula="of:=[.E106]+50" office:value-type="float" office:value="390" calcext:value-type="float">
            <text:p>390</text:p>
          </table:table-cell>
          <table:table-cell table:style-name="ce42" table:formula="of:=[.F106]+10"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106]*[.I106]/1000000*[.D106]" office:value-type="float" office:value="0.0819" calcext:value-type="float">
            <text:p>0,0819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tagères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table:style-name="ce42" table:formula="of:=[.E107]+50" office:value-type="float" office:value="540" calcext:value-type="float">
            <text:p>540</text:p>
          </table:table-cell>
          <table:table-cell table:style-name="ce42" table:formula="of:=[.F107]+10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107]*[.I107]/1000000*[.D107]" office:value-type="float" office:value="0.3267" calcext:value-type="float">
            <text:p>0,3267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office:value-type="string" calcext:value-type="string">
            <text:p>Placards Bas Ouest</text:p>
          </table:table-cell>
          <table:table-cell/>
          <table:table-cell office:value-type="string" calcext:value-type="string">
            <text:p>Sols</text:p>
          </table:table-cell>
          <table:table-cell office:value-type="float" office:value="1" calcext:value-type="float">
            <text:p>1</text:p>
          </table:table-cell>
          <table:table-cell office:value-type="float" office:value="1935" calcext:value-type="float">
            <text:p>1935</text:p>
          </table:table-cell>
          <table:table-cell office:value-type="float" office:value="670" calcext:value-type="float">
            <text:p>670</text:p>
          </table:table-cell>
          <table:table-cell office:value-type="float" office:value="18" calcext:value-type="float">
            <text:p>18</text:p>
          </table:table-cell>
          <table:table-cell table:style-name="ce42" table:formula="of:=[.E109]+50" office:value-type="float" office:value="1985" calcext:value-type="float">
            <text:p>1985</text:p>
          </table:table-cell>
          <table:table-cell table:style-name="ce42" table:formula="of:=[.F109]+10" office:value-type="float" office:value="680" calcext:value-type="float">
            <text:p>6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109]*[.I109]/1000000*[.D109]" office:value-type="float" office:value="1.3498" calcext:value-type="float">
            <text:p>1,3498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ois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670" calcext:value-type="float">
            <text:p>670</text:p>
          </table:table-cell>
          <table:table-cell office:value-type="float" office:value="12" calcext:value-type="float">
            <text:p>12</text:p>
          </table:table-cell>
          <table:table-cell table:style-name="ce42" table:formula="of:=[.E110]+50" office:value-type="float" office:value="870" calcext:value-type="float">
            <text:p>870</text:p>
          </table:table-cell>
          <table:table-cell table:style-name="ce42" table:formula="of:=[.F110]+10" office:value-type="float" office:value="680" calcext:value-type="float">
            <text:p>6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110]*[.I110]/1000000*[.D110]" office:value-type="float" office:value="2.958" calcext:value-type="float">
            <text:p>2,958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tagères</text:p>
          </table:table-cell>
          <table:table-cell office:value-type="float" office:value="3" calcext:value-type="float">
            <text:p>3</text:p>
          </table:table-cell>
          <table:table-cell office:value-type="float" office:value="952" calcext:value-type="float">
            <text:p>952</text:p>
          </table:table-cell>
          <table:table-cell office:value-type="float" office:value="670" calcext:value-type="float">
            <text:p>670</text:p>
          </table:table-cell>
          <table:table-cell office:value-type="float" office:value="18" calcext:value-type="float">
            <text:p>18</text:p>
          </table:table-cell>
          <table:table-cell table:style-name="ce42" table:formula="of:=[.E111]+50" office:value-type="float" office:value="1002" calcext:value-type="float">
            <text:p>1002</text:p>
          </table:table-cell>
          <table:table-cell table:style-name="ce42" table:formula="of:=[.F111]+10" office:value-type="float" office:value="680" calcext:value-type="float">
            <text:p>6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111]*[.I111]/1000000*[.D111]" office:value-type="float" office:value="2.04408" calcext:value-type="float">
            <text:p>2,04408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formula="of:=[.E112]+50" office:value-type="float" office:value="50" calcext:value-type="float">
            <text:p>50</text:p>
          </table:table-cell>
          <table:table-cell table:style-name="ce42" table:formula="of:=[.F112]+10" office:value-type="float" office:value="10" calcext:value-type="float">
            <text:p>10</text:p>
          </table:table-cell>
          <table:table-cell table:number-columns-repeated="2"/>
          <table:table-cell table:formula="of:=[.H112]*[.I112]/1000000*[.D112]" office:value-type="float" office:value="0" calcext:value-type="float">
            <text:p>0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office:value-type="string" calcext:value-type="string">
            <text:p>Placards Bas Sud</text:p>
          </table:table-cell>
          <table:table-cell/>
          <table:table-cell office:value-type="string" calcext:value-type="string">
            <text:p>Sols</text:p>
          </table:table-cell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42" table:formula="of:=[.E113]+50" office:value-type="float" office:value="2210" calcext:value-type="float">
            <text:p>2210</text:p>
          </table:table-cell>
          <table:table-cell table:style-name="ce42" table:formula="of:=[.F113]+10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113]*[.I113]/1000000*[.D113]" office:value-type="float" office:value="1.3481" calcext:value-type="float">
            <text:p>1,3481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ois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style-name="ce42" table:formula="of:=[.E114]+50" office:value-type="float" office:value="870" calcext:value-type="float">
            <text:p>870</text:p>
          </table:table-cell>
          <table:table-cell table:style-name="ce42" table:formula="of:=[.F114]+10"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114]*[.I114]/1000000*[.D114]" office:value-type="float" office:value="2.1228" calcext:value-type="float">
            <text:p>2,1228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onds Tiroirs</text:p>
          </table:table-cell>
          <table:table-cell table:formula="of:=2*1"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42" table:formula="of:=[.E115]+50" office:value-type="float" office:value="645" calcext:value-type="float">
            <text:p>645</text:p>
          </table:table-cell>
          <table:table-cell table:style-name="ce42" table:formula="of:=[.F115]+10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115]*[.I115]/1000000*[.D115]" office:value-type="float" office:value="0.7869" calcext:value-type="float">
            <text:p>0,7869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ords Tiroirs</text:p>
          </table:table-cell>
          <table:table-cell table:formula="of:=2*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table:style-name="ce42" table:formula="of:=[.E116]+50" office:value-type="float" office:value="650" calcext:value-type="float">
            <text:p>650</text:p>
          </table:table-cell>
          <table:table-cell table:style-name="ce42" table:formula="of:=[.F116]+10"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116]*[.I116]/1000000*[.D116]" office:value-type="float" office:value="0.559" calcext:value-type="float">
            <text:p>0,559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3"/>
          <table:table-cell table:formula="of:=2*1"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42" table:formula="of:=[.E117]+50" office:value-type="float" office:value="645" calcext:value-type="float">
            <text:p>645</text:p>
          </table:table-cell>
          <table:table-cell table:style-name="ce42" table:formula="of:=[.F117]+10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H117]*[.I117]/1000000*[.D117]" office:value-type="float" office:value="0.0387" calcext:value-type="float">
            <text:p>0,0387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tagères</text:p>
          </table:table-cell>
          <table:table-cell office:value-type="float" office:value="2" calcext:value-type="float">
            <text:p>2</text:p>
          </table:table-cell>
          <table:table-cell office:value-type="float" office:value="915" calcext:value-type="float">
            <text:p>915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42" table:formula="of:=[.E118]+50" office:value-type="float" office:value="965" calcext:value-type="float">
            <text:p>965</text:p>
          </table:table-cell>
          <table:table-cell table:style-name="ce42" table:formula="of:=[.F118]+10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118]*[.I118]/1000000*[.D118]" office:value-type="float" office:value="1.1773" calcext:value-type="float">
            <text:p>1,1773</text:p>
          </table:table-cell>
          <table:table-cell table:number-columns-repeated="12"/>
          <table:table-cell table:style-name="ce63"/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42" table:formula="of:=[.E119]+50" office:value-type="float" office:value="700" calcext:value-type="float">
            <text:p>700</text:p>
          </table:table-cell>
          <table:table-cell table:style-name="ce42" table:formula="of:=[.F119]+10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P</text:p>
          </table:table-cell>
          <table:table-cell table:formula="of:=[.H119]*[.I119]/1000000*[.D119]" office:value-type="float" office:value="0.427" calcext:value-type="float">
            <text:p>0,427</text:p>
          </table:table-cell>
          <table:table-cell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style-name="ce34" office:value-type="string" calcext:value-type="string">
            <text:p>Bilan Contreplaqué</text:p>
          </table:table-cell>
          <table:table-cell/>
          <table:table-cell office:value-type="string" calcext:value-type="string">
            <text:p>Dimensions plaques</text:p>
          </table:table-cell>
          <table:table-cell office:value-type="float" office:value="2500" calcext:value-type="float">
            <text:p>2500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3,05 m²</text:p>
          </table:table-cell>
          <table:table-cell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office:value-type="string" calcext:value-type="string">
            <text:p>Ep 12</text:p>
          </table:table-cell>
          <table:table-cell table:formula="of:=ROUNDUP(1.1*([.L117]+[.L116]+[.L114]+[.L110]+[.L105]+[.L106]+[.L104]+[.L103]+[.L100]+[.L95]+[.L90]+[.L89]+[.L88]+[.L87]+[.L91]+[.L92]+[.L97]))" office:value-type="float" office:value="15" calcext:value-type="float">
            <text:p>15</text:p>
          </table:table-cell>
          <table:table-cell table:number-columns-repeated="5"/>
          <table:table-cell table:style-name="ce42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Ep 18</text:p>
          </table:table-cell>
          <table:table-cell table:formula="of:=ROUNDUP(1.1*([.L85]+[.L86]+[.L94]+[.L99]+[.L109]+[.L113]+[.L115]+[.L101]+[.L102]+[.L107]+[.L111]+[.L118]+[.L119]))" office:value-type="float" office:value="13" calcext:value-type="float">
            <text:p>13</text:p>
          </table:table-cell>
          <table:table-cell table:number-columns-repeated="5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1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8"/>
          <table:table-cell table:style-name="ce42"/>
          <table:table-cell table:number-columns-repeated="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6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 table:number-rows-repeated="5">
          <table:table-cell table:number-columns-repeated="7"/>
          <table:table-cell table:style-name="ce42"/>
          <table:table-cell table:number-columns-repeated="25"/>
        </table:table-row>
        <table:table-row table:style-name="ro1" table:number-rows-repeated="1048404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Feuille de débit PEUPLI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2" table:default-cell-style-name="ce58"/>
        <table:table-column table:style-name="co1" table:number-columns-repeated="4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eub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24"/>
        </table:table-row>
        <table:table-row table:style-name="ro1">
          <table:table-cell table:style-name="ce42" office:value-type="string" calcext:value-type="string">
            <text:p>PLACAGE PEUPLIER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Surface brut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1">
          <table:table-cell office:value-type="string" calcext:value-type="string">
            <text:p>Murs</text:p>
          </table:table-cell>
          <table:table-cell/>
          <table:table-cell office:value-type="string" calcext:value-type="string">
            <text:p>Murs Sud grands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formula="of:=695+1138+1240+1327+1140+695" office:value-type="float" office:value="6235" calcext:value-type="float">
            <text:p>6235</text:p>
          </table:table-cell>
          <table:table-cell office:value-type="float" office:value="16" calcext:value-type="float">
            <text:p>16</text:p>
          </table:table-cell>
          <table:table-cell table:style-name="ce42" table:formula="of:=[.E4]+50" office:value-type="float" office:value="2550" calcext:value-type="float">
            <text:p>2550</text:p>
          </table:table-cell>
          <table:table-cell table:style-name="ce42" table:formula="of:=[.F4]+10" office:value-type="float" office:value="6245" calcext:value-type="float">
            <text:p>62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4]*[.H4]*[.I4]/1000000" office:value-type="float" office:value="15.92475" calcext:value-type="float">
            <text:p>15,9247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s Sud petits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formula="of:=2480+2400+2150+2480+2095" office:value-type="float" office:value="11605" calcext:value-type="float">
            <text:p>11605</text:p>
          </table:table-cell>
          <table:table-cell office:value-type="float" office:value="16" calcext:value-type="float">
            <text:p>16</text:p>
          </table:table-cell>
          <table:table-cell table:style-name="ce42" table:formula="of:=[.E5]+50" office:value-type="float" office:value="380" calcext:value-type="float">
            <text:p>380</text:p>
          </table:table-cell>
          <table:table-cell table:style-name="ce42" table:formula="of:=[.F5]+10" office:value-type="float" office:value="11615" calcext:value-type="float">
            <text:p>116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5]*[.H5]*[.I5]/1000000" office:value-type="float" office:value="4.4137" calcext:value-type="float">
            <text:p>4,4137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Nord Ambre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table:style-name="ce42" table:formula="of:=[.E6]+50" office:value-type="float" office:value="2550" calcext:value-type="float">
            <text:p>2550</text:p>
          </table:table-cell>
          <table:table-cell table:style-name="ce42" table:formula="of:=[.F6]+10"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6]*[.H6]*[.I6]/1000000" office:value-type="float" office:value="3.8505" calcext:value-type="float">
            <text:p>3,850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Ouest Keziah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778" calcext:value-type="float">
            <text:p>2778</text:p>
          </table:table-cell>
          <table:table-cell office:value-type="float" office:value="16" calcext:value-type="float">
            <text:p>16</text:p>
          </table:table-cell>
          <table:table-cell table:style-name="ce42" table:formula="of:=[.E7]+50" office:value-type="float" office:value="2550" calcext:value-type="float">
            <text:p>2550</text:p>
          </table:table-cell>
          <table:table-cell table:style-name="ce42" table:formula="of:=[.F7]+10" office:value-type="float" office:value="2788" calcext:value-type="float">
            <text:p>27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7]*[.H7]*[.I7]/1000000" office:value-type="float" office:value="7.1094" calcext:value-type="float">
            <text:p>7,1094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Est P&amp;O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table:style-name="ce42" table:formula="of:=[.E8]+50" office:value-type="float" office:value="2550" calcext:value-type="float">
            <text:p>2550</text:p>
          </table:table-cell>
          <table:table-cell table:style-name="ce42" table:formula="of:=[.F8]+10" office:value-type="float" office:value="1210" calcext:value-type="float">
            <text:p>12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8]*[.H8]*[.I8]/1000000" office:value-type="float" office:value="3.0855" calcext:value-type="float">
            <text:p>3,085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s Murs Est et Nord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table:formula="of:=1950+2320" office:value-type="float" office:value="4270" calcext:value-type="float">
            <text:p>4270</text:p>
          </table:table-cell>
          <table:table-cell office:value-type="float" office:value="16" calcext:value-type="float">
            <text:p>16</text:p>
          </table:table-cell>
          <table:table-cell table:style-name="ce42" table:formula="of:=[.E9]+50" office:value-type="float" office:value="880" calcext:value-type="float">
            <text:p>880</text:p>
          </table:table-cell>
          <table:table-cell table:style-name="ce42" table:formula="of:=[.F9]+10" office:value-type="float" office:value="4280" calcext:value-type="float">
            <text:p>42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9]*[.H9]*[.I9]/1000000" office:value-type="float" office:value="3.7664" calcext:value-type="float">
            <text:p>3,7664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Ouest P&amp;O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table:style-name="ce42" table:formula="of:=[.E10]+50" office:value-type="float" office:value="2550" calcext:value-type="float">
            <text:p>2550</text:p>
          </table:table-cell>
          <table:table-cell table:style-name="ce42" table:formula="of:=[.F10]+10" office:value-type="float" office:value="1310" calcext:value-type="float">
            <text:p>1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10]*[.H10]*[.I10]/1000000" office:value-type="float" office:value="3.3405" calcext:value-type="float">
            <text:p>3,3405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Est Bureau Prisc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style-name="ce42" table:formula="of:=[.E11]+50" office:value-type="float" office:value="2550" calcext:value-type="float">
            <text:p>2550</text:p>
          </table:table-cell>
          <table:table-cell table:style-name="ce42" table:formula="of:=[.F11]+10"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11]*[.H11]*[.I11]/1000000" office:value-type="float" office:value="0.459" calcext:value-type="float">
            <text:p>0,459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Sud Bureau Prisc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table:style-name="ce42" table:formula="of:=[.E12]+50" office:value-type="float" office:value="2550" calcext:value-type="float">
            <text:p>2550</text:p>
          </table:table-cell>
          <table:table-cell table:style-name="ce42" table:formula="of:=[.F12]+10"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12]*[.H12]*[.I12]/1000000" office:value-type="float" office:value="0.8925" calcext:value-type="float">
            <text:p>0,892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roi Meuble Bureau Prisc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table:style-name="ce42" table:formula="of:=[.E13]+50" office:value-type="float" office:value="2550" calcext:value-type="float">
            <text:p>2550</text:p>
          </table:table-cell>
          <table:table-cell table:style-name="ce42" table:formula="of:=[.F13]+10"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13]*[.H13]*[.I13]/1000000" office:value-type="float" office:value="1.10925" calcext:value-type="float">
            <text:p>1,1092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Ouest Salle de Jeu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table:style-name="ce42" table:formula="of:=[.E14]+50" office:value-type="float" office:value="2550" calcext:value-type="float">
            <text:p>2550</text:p>
          </table:table-cell>
          <table:table-cell table:style-name="ce42" table:formula="of:=[.F14]+10" office:value-type="float" office:value="1310" calcext:value-type="float">
            <text:p>1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14]*[.H14]*[.I14]/1000000" office:value-type="float" office:value="3.3405" calcext:value-type="float">
            <text:p>3,340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roi Ouest SdB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style-name="ce42" table:formula="of:=[.E15]+50" office:value-type="float" office:value="370" calcext:value-type="float">
            <text:p>370</text:p>
          </table:table-cell>
          <table:table-cell table:style-name="ce42" table:formula="of:=[.F15]+10" office:value-type="float" office:value="1010" calcext:value-type="float">
            <text:p>1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15]*[.H15]*[.I15]/1000000" office:value-type="float" office:value="0.3737" calcext:value-type="float">
            <text:p>0,3737</text:p>
          </table:table-cell>
          <table:table-cell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Ouest WC</text:p>
          </table:table-cell>
          <table:table-cell office:value-type="float" office:value="1" calcext:value-type="float">
            <text:p>1</text:p>
          </table:table-cell>
          <table:table-cell office:value-type="float" office:value="2060" calcext:value-type="float">
            <text:p>2060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table:style-name="ce42" table:formula="of:=[.E16]+50" office:value-type="float" office:value="2110" calcext:value-type="float">
            <text:p>2110</text:p>
          </table:table-cell>
          <table:table-cell table:style-name="ce42" table:formula="of:=[.F16]+10"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16]*[.H16]*[.I16]/1000000" office:value-type="float" office:value="1.1816" calcext:value-type="float">
            <text:p>1,1816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Nord WC</text:p>
          </table:table-cell>
          <table:table-cell office:value-type="float" office:value="1" calcext:value-type="float">
            <text:p>1</text:p>
          </table:table-cell>
          <table:table-cell office:value-type="float" office:value="2060" calcext:value-type="float">
            <text:p>2060</text:p>
          </table:table-cell>
          <table:table-cell office:value-type="float" office:value="1225" calcext:value-type="float">
            <text:p>1225</text:p>
          </table:table-cell>
          <table:table-cell office:value-type="float" office:value="16" calcext:value-type="float">
            <text:p>16</text:p>
          </table:table-cell>
          <table:table-cell table:style-name="ce42" table:formula="of:=[.E17]+50" office:value-type="float" office:value="2110" calcext:value-type="float">
            <text:p>2110</text:p>
          </table:table-cell>
          <table:table-cell table:style-name="ce42" table:formula="of:=[.F17]+10" office:value-type="float" office:value="1235" calcext:value-type="float">
            <text:p>12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17]*[.H17]*[.I17]/1000000" office:value-type="float" office:value="2.60585" calcext:value-type="float">
            <text:p>2,6058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 Est WC</text:p>
          </table:table-cell>
          <table:table-cell office:value-type="float" office:value="1" calcext:value-type="float">
            <text:p>1</text:p>
          </table:table-cell>
          <table:table-cell office:value-type="float" office:value="2060" calcext:value-type="float">
            <text:p>2060</text:p>
          </table:table-cell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table:style-name="ce42" table:formula="of:=[.E18]+50" office:value-type="float" office:value="2110" calcext:value-type="float">
            <text:p>2110</text:p>
          </table:table-cell>
          <table:table-cell table:style-name="ce42" table:formula="of:=[.F18]+10"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18]*[.H18]*[.I18]/1000000" office:value-type="float" office:value="0.9073" calcext:value-type="float">
            <text:p>0,9073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style-name="ce56"/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utres</text:p>
          </table:table-cell>
          <table:table-cell/>
          <table:table-cell office:value-type="string" calcext:value-type="string">
            <text:p>Montants paroi Douche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style-name="ce42" table:formula="of:=[.E20]+50" office:value-type="float" office:value="1150" calcext:value-type="float">
            <text:p>1150</text:p>
          </table:table-cell>
          <table:table-cell table:style-name="ce42" table:formula="of:=[.F20]+10"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uplier</text:p>
          </table:table-cell>
          <table:table-cell table:formula="of:=[.D20]*[.H20]*[.I20]/1000000" office:value-type="float" office:value="0.483" calcext:value-type="float">
            <text:p>0,483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style-name="ce57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5"/>
          <table:table-cell table:style-name="ce56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urface (m²)</text:p>
          </table:table-cell>
          <table:table-cell table:number-columns-repeated="5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euplier 20</text:p>
          </table:table-cell>
          <table:table-cell table:formula="of:=ROUNDUP(1.1*SUM([.L3:.L20]))" office:value-type="float" office:value="59" calcext:value-type="float">
            <text:p>59</text:p>
          </table:table-cell>
          <table:table-cell table:number-columns-repeated="5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formula="of:=[.L4]+[.L6]+[.L7]+[.L8]+[.L10]+[.L11]+[.L12]+[.L13]+[.L14]+[.L16]+[.L17]+[.L18]" office:value-type="float" office:value="43.80665" calcext:value-type="float">
            <text:p>43,80665</text:p>
          </table:table-cell>
          <table:table-cell table:number-columns-repeated="3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3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3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3"/>
          <table:table-cell table:style-name="ce57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5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8"/>
          <table:table-cell table:style-name="ce42"/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1" table:number-rows-repeated="4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10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1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6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1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8"/>
          <table:table-cell table:style-name="ce42"/>
          <table:table-cell table:number-columns-repeated="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6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 table:number-rows-repeated="5">
          <table:table-cell table:number-columns-repeated="7"/>
          <table:table-cell table:style-name="ce42"/>
          <table:table-cell table:number-columns-repeated="25"/>
        </table:table-row>
        <table:table-row table:style-name="ro1" table:number-rows-repeated="104841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Feuille de débit COIFFEUS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2" table:default-cell-style-name="ce58"/>
        <table:table-column table:style-name="co1" table:number-columns-repeated="4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eub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24"/>
        </table:table-row>
        <table:table-row table:style-name="ro1">
          <table:table-cell table:style-name="ce42" office:value-type="string" calcext:value-type="string">
            <text:p>COIFFEUSE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Surface brut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1">
          <table:table-cell table:style-name="ce4" office:value-type="string" calcext:value-type="string">
            <text:p>Massif</text:p>
          </table:table-cell>
          <table:table-cell table:number-columns-repeated="6"/>
          <table:table-cell table:style-name="ce52"/>
          <table:table-cell table:style-name="ce42"/>
          <table:table-cell table:number-columns-repeated="24"/>
        </table:table-row>
        <table:table-row table:style-name="ro1">
          <table:table-cell office:value-type="string" calcext:value-type="string">
            <text:p>Tablettes</text:p>
          </table:table-cell>
          <table:table-cell/>
          <table:table-cell office:value-type="string" calcext:value-type="string">
            <text:p>Plateau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  <table:table-cell table:style-name="ce42" table:formula="of:=[.E5]+50" office:value-type="float" office:value="850" calcext:value-type="float">
            <text:p>850</text:p>
          </table:table-cell>
          <table:table-cell table:style-name="ce42" table:formula="of:=[.F5]+10"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formula="of:=[.D5]*[.H5]*[.I5]/1000000" office:value-type="float" office:value="0.357" calcext:value-type="float">
            <text:p>0,357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rande tablette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style-name="ce42" table:formula="of:=[.E6]+50" office:value-type="float" office:value="576" calcext:value-type="float">
            <text:p>576</text:p>
          </table:table-cell>
          <table:table-cell table:style-name="ce42" table:formula="of:=[.F6]+10"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être</text:p>
          </table:table-cell>
          <table:table-cell table:formula="of:=[.D6]*[.H6]*[.I6]/1000000" office:value-type="float" office:value="0.084672" calcext:value-type="float">
            <text:p>0,084672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tite tablette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style-name="ce42" table:formula="of:=[.E7]+50" office:value-type="float" office:value="312" calcext:value-type="float">
            <text:p>312</text:p>
          </table:table-cell>
          <table:table-cell table:style-name="ce42" table:formula="of:=[.F7]+10"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être</text:p>
          </table:table-cell>
          <table:table-cell table:formula="of:=[.D7]*[.H7]*[.I7]/1000000" office:value-type="float" office:value="0.03432" calcext:value-type="float">
            <text:p>0,03432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guettes</text:p>
          </table:table-cell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42" table:formula="of:=[.E8]+50" office:value-type="float" office:value="807" calcext:value-type="float">
            <text:p>807</text:p>
          </table:table-cell>
          <table:table-cell table:style-name="ce42" table:formula="of:=[.F8]+10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être</text:p>
          </table:table-cell>
          <table:table-cell table:formula="of:=[.D8]*[.H8]*[.I8]/1000000" office:value-type="float" office:value="0.04842" calcext:value-type="float">
            <text:p>0,04842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guettes haut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42" table:formula="of:=[.E9]+50" office:value-type="float" office:value="695" calcext:value-type="float">
            <text:p>695</text:p>
          </table:table-cell>
          <table:table-cell table:style-name="ce42" table:formula="of:=[.F9]+10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être</text:p>
          </table:table-cell>
          <table:table-cell table:formula="of:=[.D9]*[.H9]*[.I9]/1000000" office:value-type="float" office:value="0.02085" calcext:value-type="float">
            <text:p>0,0208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style-name="ce57"/>
          <table:table-cell table:number-columns-repeated="18"/>
        </table:table-row>
        <table:table-row table:style-name="ro1">
          <table:table-cell table:style-name="ce34" office:value-type="string" calcext:value-type="string">
            <text:p>Bilan Massif</text:p>
          </table:table-cell>
          <table:table-cell table:number-columns-repeated="6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urface (m²)</text:p>
          </table:table-cell>
          <table:table-cell table:number-columns-repeated="5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Hêtre 27</text:p>
          </table:table-cell>
          <table:table-cell table:formula="of:=1.1*[.L5]" office:value-type="float" office:value="0.3927" calcext:value-type="float">
            <text:p>0,3927</text:p>
          </table:table-cell>
          <table:table-cell table:number-columns-repeated="5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Hêtre 20</text:p>
          </table:table-cell>
          <table:table-cell table:formula="of:=1.1*SUM([.L6:.L9])" office:value-type="float" office:value="0.2070882" calcext:value-type="float">
            <text:p>0,2070882</text:p>
          </table:table-cell>
          <table:table-cell table:number-columns-repeated="5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style-name="ce34" office:value-type="string" calcext:value-type="string">
            <text:p>Contreplaqué</text:p>
          </table:table-cell>
          <table:table-cell table:number-columns-repeated="3"/>
          <table:table-cell table:style-name="ce13" office:value-type="string" calcext:value-type="string">
            <text:p>ATTENTION : côtes mesurées dans librecad avec les mauvaises épaisseurs de CP</text:p>
          </table:table-cell>
          <table:table-cell table:number-columns-repeated="2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Montant Gauche B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style-name="ce42" table:formula="of:=[.E17]+50" office:value-type="float" office:value="807" calcext:value-type="float">
            <text:p>807</text:p>
          </table:table-cell>
          <table:table-cell table:style-name="ce42" table:formula="of:=[.F17]+10"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17]*[.H17]*[.I17]/1000000" office:value-type="float" office:value="0.330063" calcext:value-type="float">
            <text:p>0,330063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Montant Gauche Ha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style-name="ce42" table:formula="of:=[.E18]+50" office:value-type="float" office:value="695" calcext:value-type="float">
            <text:p>695</text:p>
          </table:table-cell>
          <table:table-cell table:style-name="ce42" table:formula="of:=[.F18]+10"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18]*[.H18]*[.I18]/1000000" office:value-type="float" office:value="0.102165" calcext:value-type="float">
            <text:p>0,10216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Montant Dro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style-name="ce42" table:formula="of:=[.E19]+50" office:value-type="float" office:value="807" calcext:value-type="float">
            <text:p>807</text:p>
          </table:table-cell>
          <table:table-cell table:style-name="ce42" table:formula="of:=[.F19]+10"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19]*[.H19]*[.I19]/1000000" office:value-type="float" office:value="0.330063" calcext:value-type="float">
            <text:p>0,330063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raverse Pi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style-name="ce42" table:formula="of:=[.E20]+50" office:value-type="float" office:value="826" calcext:value-type="float">
            <text:p>826</text:p>
          </table:table-cell>
          <table:table-cell table:style-name="ce42" table:formula="of:=[.F20]+10"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0]*[.H20]*[.I20]/1000000" office:value-type="float" office:value="0.13216" calcext:value-type="float">
            <text:p>0,13216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Sous-Plateau</text:p>
          </table:table-cell>
          <table:table-cell/>
          <table:table-cell office:value-type="string" calcext:value-type="string">
            <text:p>Horizontal</text:p>
          </table:table-cell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style-name="ce42" table:formula="of:=[.E21]+50" office:value-type="float" office:value="826" calcext:value-type="float">
            <text:p>826</text:p>
          </table:table-cell>
          <table:table-cell table:style-name="ce42" table:formula="of:=[.F21]+10"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1]*[.H21]*[.I21]/1000000" office:value-type="float" office:value="0.337834" calcext:value-type="float">
            <text:p>0,337834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ertical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style-name="ce42" table:formula="of:=[.E22]+50" office:value-type="float" office:value="170" calcext:value-type="float">
            <text:p>170</text:p>
          </table:table-cell>
          <table:table-cell table:style-name="ce42" table:formula="of:=[.F22]+10"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2]*[.H22]*[.I22]/1000000" office:value-type="float" office:value="0.06953" calcext:value-type="float">
            <text:p>0,06953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anneau Arriè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table:style-name="ce42" table:formula="of:=[.E23]+50" office:value-type="float" office:value="695" calcext:value-type="float">
            <text:p>695</text:p>
          </table:table-cell>
          <table:table-cell table:style-name="ce42" table:formula="of:=[.F23]+10" office:value-type="float" office:value="810" calcext:value-type="float">
            <text:p>8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3]*[.H23]*[.I23]/1000000" office:value-type="float" office:value="0.56295" calcext:value-type="float">
            <text:p>0,5629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iroirs</text:p>
          </table:table-cell>
          <table:table-cell/>
          <table:table-cell office:value-type="string" calcext:value-type="string">
            <text:p>Montant Droite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style-name="ce42" table:formula="of:=[.E24]+50" office:value-type="float" office:value="338" calcext:value-type="float">
            <text:p>338</text:p>
          </table:table-cell>
          <table:table-cell table:style-name="ce42" table:formula="of:=[.F24]+10"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4]*[.H24]*[.I24]/1000000" office:value-type="float" office:value="0.049686" calcext:value-type="float">
            <text:p>0,049686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lateau Haut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style-name="ce42" table:formula="of:=[.E25]+50" office:value-type="float" office:value="312" calcext:value-type="float">
            <text:p>312</text:p>
          </table:table-cell>
          <table:table-cell table:style-name="ce42" table:formula="of:=[.F25]+10"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5]*[.H25]*[.I25]/1000000" office:value-type="float" office:value="0.045864" calcext:value-type="float">
            <text:p>0,045864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rds Tiroirs</text:p>
          </table:table-cell>
          <table:table-cell table:formula="of:=2*3"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style-name="ce42" table:formula="of:=[.E26]+50" office:value-type="float" office:value="138" calcext:value-type="float">
            <text:p>138</text:p>
          </table:table-cell>
          <table:table-cell table:style-name="ce42" table:formula="of:=[.F26]+10"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6]*[.H26]*[.I26]/1000000" office:value-type="float" office:value="0.121716" calcext:value-type="float">
            <text:p>0,121716</text:p>
          </table:table-cell>
          <table:table-cell/>
          <table:table-cell table:style-name="ce53"/>
          <table:table-cell table:number-columns-repeated="19"/>
        </table:table-row>
        <table:table-row table:style-name="ro1">
          <table:table-cell table:number-columns-repeated="3"/>
          <table:table-cell table:formula="of:=1*3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table:style-name="ce42" table:formula="of:=[.E27]+50" office:value-type="float" office:value="138" calcext:value-type="float">
            <text:p>138</text:p>
          </table:table-cell>
          <table:table-cell table:style-name="ce42" table:formula="of:=[.F27]+10"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7]*[.H27]*[.I27]/1000000" office:value-type="float" office:value="0.10764" calcext:value-type="float">
            <text:p>0,10764</text:p>
          </table:table-cell>
          <table:table-cell/>
          <table:table-cell table:style-name="ce53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onds Tiroirs</text:p>
          </table:table-cell>
          <table:table-cell table:formula="of:=1*3"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style-name="ce42" table:formula="of:=[.E28]+50" office:value-type="float" office:value="300" calcext:value-type="float">
            <text:p>300</text:p>
          </table:table-cell>
          <table:table-cell table:style-name="ce42" table:formula="of:=[.F28]+10"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8]*[.H28]*[.I28]/1000000" office:value-type="float" office:value="0.1323" calcext:value-type="float">
            <text:p>0,1323</text:p>
          </table:table-cell>
          <table:table-cell/>
          <table:table-cell table:style-name="ce53"/>
          <table:table-cell table:style-name="ce57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aces Tiroirs</text:p>
          </table:table-cell>
          <table:table-cell table:formula="of:=1*3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table:style-name="ce42" table:formula="of:=[.E29]+50" office:value-type="float" office:value="150" calcext:value-type="float">
            <text:p>150</text:p>
          </table:table-cell>
          <table:table-cell table:style-name="ce42" table:formula="of:=[.F29]+10"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29]*[.H29]*[.I29]/1000000" office:value-type="float" office:value="0.117" calcext:value-type="float">
            <text:p>0,117</text:p>
          </table:table-cell>
          <table:table-cell/>
          <table:table-cell table:style-name="ce42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5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style-name="ce34" office:value-type="string" calcext:value-type="string">
            <text:p>Bilan Contreplaqué</text:p>
          </table:table-cell>
          <table:table-cell table:number-columns-repeated="6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Ep 12</text:p>
          </table:table-cell>
          <table:table-cell table:formula="of:=ROUNDUP(1.1*(SUM([.L17:.L29])))" office:value-type="float" office:value="3" calcext:value-type="float">
            <text:p>3</text:p>
          </table:table-cell>
          <table:table-cell table:number-columns-repeated="5"/>
          <table:table-cell table:style-name="ce42" table:number-columns-repeated="2"/>
          <table:table-cell table:number-columns-repeated="8"/>
          <table:table-cell table:style-name="ce42"/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1" table:number-rows-repeated="4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10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1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6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1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8"/>
          <table:table-cell table:style-name="ce42"/>
          <table:table-cell table:number-columns-repeated="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6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 table:number-rows-repeated="5">
          <table:table-cell table:number-columns-repeated="7"/>
          <table:table-cell table:style-name="ce42"/>
          <table:table-cell table:number-columns-repeated="25"/>
        </table:table-row>
        <table:table-row table:style-name="ro1" table:number-rows-repeated="1048421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Feuille de débit SEUILS PORT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2" table:default-cell-style-name="ce58"/>
        <table:table-column table:style-name="co1" table:number-columns-repeated="4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eub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24"/>
        </table:table-row>
        <table:table-row table:style-name="ro1">
          <table:table-cell table:style-name="ce42" office:value-type="string" calcext:value-type="string">
            <text:p>SEUILS PORTES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Surface brut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1">
          <table:table-cell office:value-type="string" calcext:value-type="string">
            <text:p>Seuils</text:p>
          </table:table-cell>
          <table:table-cell/>
          <table:table-cell office:value-type="string" calcext:value-type="string">
            <text:p>Seuils</text:p>
          </table:table-cell>
          <table:table-cell office:value-type="float" office:value="1" calcext:value-type="float">
            <text:p>1</text:p>
          </table:table-cell>
          <table:table-cell table:formula="of:=886+888+888+877+791+891+1171+887" office:value-type="float" office:value="7279" calcext:value-type="float">
            <text:p>7279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42" table:formula="of:=[.E4]+50" office:value-type="float" office:value="7329" calcext:value-type="float">
            <text:p>7329</text:p>
          </table:table-cell>
          <table:table-cell table:style-name="ce42" table:formula="of:=[.F4]+10"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êne</text:p>
          </table:table-cell>
          <table:table-cell table:formula="of:=[.D4]*[.H4]*[.I4]/1000000" office:value-type="float" office:value="0.916125" calcext:value-type="float">
            <text:p>0,91612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3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style-name="ce56"/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style-name="ce57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5"/>
          <table:table-cell table:style-name="ce56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urface (m²)</text:p>
          </table:table-cell>
          <table:table-cell table:number-columns-repeated="5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êne 27</text:p>
          </table:table-cell>
          <table:table-cell table:formula="of:=1.1*SUM([.L3:.L20])" office:value-type="float" office:value="1.0077375" calcext:value-type="float">
            <text:p>1,0077375</text:p>
          </table:table-cell>
          <table:table-cell table:number-columns-repeated="5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3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3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3"/>
          <table:table-cell table:style-name="ce57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5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8"/>
          <table:table-cell table:style-name="ce42"/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1" table:number-rows-repeated="4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10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1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6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1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8"/>
          <table:table-cell table:style-name="ce42"/>
          <table:table-cell table:number-columns-repeated="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6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 table:number-rows-repeated="5">
          <table:table-cell table:number-columns-repeated="7"/>
          <table:table-cell table:style-name="ce42"/>
          <table:table-cell table:number-columns-repeated="25"/>
        </table:table-row>
        <table:table-row table:style-name="ro1" table:number-rows-repeated="104841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Feuille de débit Portes SdB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2" table:default-cell-style-name="ce58"/>
        <table:table-column table:style-name="co1" table:number-columns-repeated="4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eub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24"/>
        </table:table-row>
        <table:table-row table:style-name="ro1">
          <table:table-cell table:style-name="ce42" office:value-type="string" calcext:value-type="string">
            <text:p>Portes SdB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Surface brut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1">
          <table:table-cell table:style-name="ce4" office:value-type="string" calcext:value-type="string">
            <text:p>Contreplaqué</text:p>
          </table:table-cell>
          <table:table-cell table:number-columns-repeated="6"/>
          <table:table-cell table:style-name="ce52"/>
          <table:table-cell table:style-name="ce42"/>
          <table:table-cell table:number-columns-repeated="24"/>
        </table:table-row>
        <table:table-row table:style-name="ro1">
          <table:table-cell office:value-type="string" calcext:value-type="string">
            <text:p>Portes Sd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25" calcext:value-type="float">
            <text:p>725</text:p>
          </table:table-cell>
          <table:table-cell office:value-type="float" office:value="627" calcext:value-type="float">
            <text:p>627</text:p>
          </table:table-cell>
          <table:table-cell office:value-type="float" office:value="12" calcext:value-type="float">
            <office:annotation draw:style-name="gr1" svg:width="2.899cm" svg:height="1.799cm" svg:x="25.711cm" svg:y="0.306cm" draw:caption-point-x="-0.61cm" draw:caption-point-y="1.51cm">
              <dc:creator>Auteur inconnu</dc:creator>
              <dc:date>2024-08-15T00:00:00</dc:date>
              <text:p>Ou 15 ?</text:p>
            </office:annotation>
            <text:p>12</text:p>
          </table:table-cell>
          <table:table-cell table:style-name="ce42" table:formula="of:=[.E5]+50" office:value-type="float" office:value="775" calcext:value-type="float">
            <text:p>775</text:p>
          </table:table-cell>
          <table:table-cell table:style-name="ce42" table:formula="of:=[.F5]+10" office:value-type="float" office:value="637" calcext:value-type="float">
            <text:p>6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formula="of:=[.D5]*[.H5]*[.I5]/1000000" office:value-type="float" office:value="0.98735" calcext:value-type="float">
            <text:p>0,98735</text:p>
          </table:table-cell>
          <table:table-cell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style-name="ce34" office:value-type="string" calcext:value-type="string">
            <text:p>Bilan Contreplaqué</text:p>
          </table:table-cell>
          <table:table-cell table:number-columns-repeated="6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Ep 12</text:p>
          </table:table-cell>
          <table:table-cell table:formula="of:=ROUNDUP(1.1*([.L5]))" office:value-type="float" office:value="2" calcext:value-type="float">
            <text:p>2</text:p>
          </table:table-cell>
          <table:table-cell table:number-columns-repeated="5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3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style-name="ce56"/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style-name="ce57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5"/>
          <table:table-cell table:style-name="ce56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 table:number-rows-repeated="3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3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3"/>
          <table:table-cell table:style-name="ce57"/>
          <table:table-cell table:number-columns-repeated="1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5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8"/>
          <table:table-cell table:style-name="ce42"/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1" table:number-rows-repeated="4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4"/>
          <table:table-cell table:style-name="ce42"/>
          <table:table-cell table:number-columns-repeated="19"/>
        </table:table-row>
        <table:table-row table:style-name="ro1" table:number-rows-repeated="5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10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1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6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 table:number-rows-repeated="1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 table:number-columns-repeated="2"/>
          <table:table-cell table:number-columns-repeated="4"/>
          <table:table-cell table:style-name="ce56"/>
          <table:table-cell table:number-columns-repeated="19"/>
        </table:table-row>
        <table:table-row table:style-name="ro1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8"/>
          <table:table-cell table:style-name="ce42"/>
          <table:table-cell table:number-columns-repeated="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1" table:number-rows-repeated="6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1" table:number-rows-repeated="8">
          <table:table-cell table:number-columns-repeated="7"/>
          <table:table-cell table:style-name="ce42"/>
          <table:table-cell table:number-columns-repeated="5"/>
          <table:table-cell table:style-name="ce56"/>
          <table:table-cell table:number-columns-repeated="19"/>
        </table:table-row>
        <table:table-row table:style-name="ro1" table:number-rows-repeated="5">
          <table:table-cell table:number-columns-repeated="7"/>
          <table:table-cell table:style-name="ce42"/>
          <table:table-cell table:number-columns-repeated="25"/>
        </table:table-row>
        <table:table-row table:style-name="ro1" table:number-rows-repeated="1048409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Lucida Sans Unicode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10:38:37.944705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4-08-19T10:42:24.263702396</dc:date>
    <meta:editing-duration>P12DT14H15M45S</meta:editing-duration>
    <meta:editing-cycles>1001</meta:editing-cycles>
    <meta:generator>LibreOffice/24.2.3.2$Linux_X86_64 LibreOffice_project/420$Build-2</meta:generator>
    <meta:document-statistic meta:table-count="6" meta:cell-count="1533" meta:object-count="0"/>
  </office:meta>
</office:document-meta>
</file>